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16208" calcext:value-type="float">
            <text:p>112.9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46688" calcext:value-type="float">
            <text:p>112.9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01552" calcext:value-type="float">
            <text:p>113.0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79632" calcext:value-type="float">
            <text:p>112.8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76584" calcext:value-type="float">
            <text:p>112.8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10112" calcext:value-type="float">
            <text:p>112.9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00968" calcext:value-type="float">
            <text:p>112.9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07064" calcext:value-type="float">
            <text:p>112.9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19256" calcext:value-type="float">
            <text:p>112.9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31448" calcext:value-type="float">
            <text:p>112.9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4364" calcext:value-type="float">
            <text:p>112.9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76584" calcext:value-type="float">
            <text:p>112.8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16208" calcext:value-type="float">
            <text:p>112.9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27816" calcext:value-type="float">
            <text:p>112.8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3696" calcext:value-type="float">
            <text:p>112.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55248" calcext:value-type="float">
            <text:p>112.8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00968" calcext:value-type="float">
            <text:p>112.9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04016" calcext:value-type="float">
            <text:p>112.9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30864" calcext:value-type="float">
            <text:p>112.8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24768" calcext:value-type="float">
            <text:p>112.8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61344" calcext:value-type="float">
            <text:p>112.8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25352" calcext:value-type="float">
            <text:p>112.9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4364" calcext:value-type="float">
            <text:p>112.9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40592" calcext:value-type="float">
            <text:p>112.9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00968" calcext:value-type="float">
            <text:p>112.9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3696" calcext:value-type="float">
            <text:p>112.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24768" calcext:value-type="float">
            <text:p>112.8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43056" calcext:value-type="float">
            <text:p>112.8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88776" calcext:value-type="float">
            <text:p>112.8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8268" calcext:value-type="float">
            <text:p>112.8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70488" calcext:value-type="float">
            <text:p>112.8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79632" calcext:value-type="float">
            <text:p>112.8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88776" calcext:value-type="float">
            <text:p>112.8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6744" calcext:value-type="float">
            <text:p>112.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40008" calcext:value-type="float">
            <text:p>112.8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40008" calcext:value-type="float">
            <text:p>112.8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85728" calcext:value-type="float">
            <text:p>112.8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76584" calcext:value-type="float">
            <text:p>112.8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0648" calcext:value-type="float">
            <text:p>112.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0648" calcext:value-type="float">
            <text:p>112.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24768" calcext:value-type="float">
            <text:p>112.8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27816" calcext:value-type="float">
            <text:p>112.8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55248" calcext:value-type="float">
            <text:p>112.8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522" calcext:value-type="float">
            <text:p>112.8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46104" calcext:value-type="float">
            <text:p>112.8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55248" calcext:value-type="float">
            <text:p>112.8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2172" calcext:value-type="float">
            <text:p>112.8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15624" calcext:value-type="float">
            <text:p>112.8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24768" calcext:value-type="float">
            <text:p>112.8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46104" calcext:value-type="float">
            <text:p>112.8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46104" calcext:value-type="float">
            <text:p>112.8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2172" calcext:value-type="float">
            <text:p>112.8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12576" calcext:value-type="float">
            <text:p>112.8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30864" calcext:value-type="float">
            <text:p>112.8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61344" calcext:value-type="float">
            <text:p>112.8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43056" calcext:value-type="float">
            <text:p>112.8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79048" calcext:value-type="float">
            <text:p>112.7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85144" calcext:value-type="float">
            <text:p>112.7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0648" calcext:value-type="float">
            <text:p>112.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46104" calcext:value-type="float">
            <text:p>112.8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40008" calcext:value-type="float">
            <text:p>112.8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15624" calcext:value-type="float">
            <text:p>112.8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00384" calcext:value-type="float">
            <text:p>112.8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94288" calcext:value-type="float">
            <text:p>112.7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03432" calcext:value-type="float">
            <text:p>112.8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2172" calcext:value-type="float">
            <text:p>112.8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3696" calcext:value-type="float">
            <text:p>112.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09528" calcext:value-type="float">
            <text:p>112.8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18672" calcext:value-type="float">
            <text:p>112.8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2172" calcext:value-type="float">
            <text:p>112.8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15624" calcext:value-type="float">
            <text:p>112.8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2172" calcext:value-type="float">
            <text:p>112.8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33912" calcext:value-type="float">
            <text:p>112.8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12576" calcext:value-type="float">
            <text:p>112.8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9124" calcext:value-type="float">
            <text:p>112.7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88192" calcext:value-type="float">
            <text:p>112.7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00384" calcext:value-type="float">
            <text:p>112.8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79048" calcext:value-type="float">
            <text:p>112.7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72952" calcext:value-type="float">
            <text:p>112.7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85144" calcext:value-type="float">
            <text:p>112.7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85144" calcext:value-type="float">
            <text:p>112.7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72952" calcext:value-type="float">
            <text:p>112.7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48568" calcext:value-type="float">
            <text:p>112.7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39424" calcext:value-type="float">
            <text:p>112.7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4552" calcext:value-type="float">
            <text:p>112.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76" calcext:value-type="float">
            <text:p>112.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76" calcext:value-type="float">
            <text:p>112.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76" calcext:value-type="float">
            <text:p>112.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63808" calcext:value-type="float">
            <text:p>112.7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63808" calcext:value-type="float">
            <text:p>112.7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97336" calcext:value-type="float">
            <text:p>112.7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12576" calcext:value-type="float">
            <text:p>112.8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97336" calcext:value-type="float">
            <text:p>112.7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9124" calcext:value-type="float">
            <text:p>112.7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97336" calcext:value-type="float">
            <text:p>112.7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88192" calcext:value-type="float">
            <text:p>112.7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57712" calcext:value-type="float">
            <text:p>112.7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54664" calcext:value-type="float">
            <text:p>112.7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51616" calcext:value-type="float">
            <text:p>112.7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36376" calcext:value-type="float">
            <text:p>112.7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33328" calcext:value-type="float">
            <text:p>112.7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24184" calcext:value-type="float">
            <text:p>112.7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24184" calcext:value-type="float">
            <text:p>112.7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27232" calcext:value-type="float">
            <text:p>112.7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33328" calcext:value-type="float">
            <text:p>112.7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42472" calcext:value-type="float">
            <text:p>112.7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21136" calcext:value-type="float">
            <text:p>112.7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1504" calcext:value-type="float">
            <text:p>112.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1504" calcext:value-type="float">
            <text:p>112.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36376" calcext:value-type="float">
            <text:p>112.7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4552" calcext:value-type="float">
            <text:p>112.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18088" calcext:value-type="float">
            <text:p>112.7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11992" calcext:value-type="float">
            <text:p>112.7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7-10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42472" calcext:value-type="float">
            <text:p>112.7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90656" calcext:value-type="float">
            <text:p>112.6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81512" calcext:value-type="float">
            <text:p>112.6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81512" calcext:value-type="float">
            <text:p>112.6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96752" calcext:value-type="float">
            <text:p>112.6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87608" calcext:value-type="float">
            <text:p>112.6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02848" calcext:value-type="float">
            <text:p>112.7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27232" calcext:value-type="float">
            <text:p>112.7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78464" calcext:value-type="float">
            <text:p>112.6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51032" calcext:value-type="float">
            <text:p>112.6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44936" calcext:value-type="float">
            <text:p>112.6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63224" calcext:value-type="float">
            <text:p>112.6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998" calcext:value-type="float">
            <text:p>112.6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29696" calcext:value-type="float">
            <text:p>112.6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14456" calcext:value-type="float">
            <text:p>112.6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41888" calcext:value-type="float">
            <text:p>112.6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60176" calcext:value-type="float">
            <text:p>112.6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29696" calcext:value-type="float">
            <text:p>112.6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20552" calcext:value-type="float">
            <text:p>112.6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17504" calcext:value-type="float">
            <text:p>112.6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44936" calcext:value-type="float">
            <text:p>112.6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60176" calcext:value-type="float">
            <text:p>112.6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32744" calcext:value-type="float">
            <text:p>112.6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99216" calcext:value-type="float">
            <text:p>112.5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26648" calcext:value-type="float">
            <text:p>112.6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26648" calcext:value-type="float">
            <text:p>112.6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35792" calcext:value-type="float">
            <text:p>112.6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41888" calcext:value-type="float">
            <text:p>112.6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7788" calcext:value-type="float">
            <text:p>112.5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87024" calcext:value-type="float">
            <text:p>112.5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05312" calcext:value-type="float">
            <text:p>112.6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26648" calcext:value-type="float">
            <text:p>112.6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66272" calcext:value-type="float">
            <text:p>112.6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3884" calcext:value-type="float">
            <text:p>112.6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26648" calcext:value-type="float">
            <text:p>112.6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47984" calcext:value-type="float">
            <text:p>112.6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35792" calcext:value-type="float">
            <text:p>112.6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02264" calcext:value-type="float">
            <text:p>112.6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87024" calcext:value-type="float">
            <text:p>112.5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02264" calcext:value-type="float">
            <text:p>112.6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32744" calcext:value-type="float">
            <text:p>112.6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20552" calcext:value-type="float">
            <text:p>112.6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38256" calcext:value-type="float">
            <text:p>112.5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95584" calcext:value-type="float">
            <text:p>112.4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92536" calcext:value-type="float">
            <text:p>112.4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53496" calcext:value-type="float">
            <text:p>112.5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38256" calcext:value-type="float">
            <text:p>112.5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77296" calcext:value-type="float">
            <text:p>112.4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59008" calcext:value-type="float">
            <text:p>112.4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5596" calcext:value-type="float">
            <text:p>112.4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10824" calcext:value-type="float">
            <text:p>112.5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11408" calcext:value-type="float">
            <text:p>112.6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5408" calcext:value-type="float">
            <text:p>112.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51032" calcext:value-type="float">
            <text:p>112.6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236" calcext:value-type="float">
            <text:p>112.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56544" calcext:value-type="float">
            <text:p>112.5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38256" calcext:value-type="float">
            <text:p>112.5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53496" calcext:value-type="float">
            <text:p>112.5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53496" calcext:value-type="float">
            <text:p>112.5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80928" calcext:value-type="float">
            <text:p>112.5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71784" calcext:value-type="float">
            <text:p>112.5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26064" calcext:value-type="float">
            <text:p>112.5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1692" calcext:value-type="float">
            <text:p>112.5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50448" calcext:value-type="float">
            <text:p>112.5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13872" calcext:value-type="float">
            <text:p>112.5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1692" calcext:value-type="float">
            <text:p>112.5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7788" calcext:value-type="float">
            <text:p>112.5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44352" calcext:value-type="float">
            <text:p>112.5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3216" calcext:value-type="float">
            <text:p>112.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3216" calcext:value-type="float">
            <text:p>112.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35208" calcext:value-type="float">
            <text:p>112.5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50448" calcext:value-type="float">
            <text:p>112.5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474" calcext:value-type="float">
            <text:p>112.5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35208" calcext:value-type="float">
            <text:p>112.5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4072" calcext:value-type="float">
            <text:p>112.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37672" calcext:value-type="float">
            <text:p>112.4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3392" calcext:value-type="float">
            <text:p>112.4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99216" calcext:value-type="float">
            <text:p>112.5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04728" calcext:value-type="float">
            <text:p>112.5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3392" calcext:value-type="float">
            <text:p>112.4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98632" calcext:value-type="float">
            <text:p>112.4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05312" calcext:value-type="float">
            <text:p>112.6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90072" calcext:value-type="float">
            <text:p>112.5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65688" calcext:value-type="float">
            <text:p>112.5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65688" calcext:value-type="float">
            <text:p>112.5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74832" calcext:value-type="float">
            <text:p>112.5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90072" calcext:value-type="float">
            <text:p>112.5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68736" calcext:value-type="float">
            <text:p>112.5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29112" calcext:value-type="float">
            <text:p>112.5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77296" calcext:value-type="float">
            <text:p>112.4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6452" calcext:value-type="float">
            <text:p>112.3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58424" calcext:value-type="float">
            <text:p>112.3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0168" calcext:value-type="float">
            <text:p>112.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43768" calcext:value-type="float">
            <text:p>112.4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31576" calcext:value-type="float">
            <text:p>112.4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37672" calcext:value-type="float">
            <text:p>112.4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23016" calcext:value-type="float">
            <text:p>112.5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53496" calcext:value-type="float">
            <text:p>112.5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44352" calcext:value-type="float">
            <text:p>112.5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38256" calcext:value-type="float">
            <text:p>112.5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52912" calcext:value-type="float">
            <text:p>112.4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52912" calcext:value-type="float">
            <text:p>112.4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04728" calcext:value-type="float">
            <text:p>112.5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41304" calcext:value-type="float">
            <text:p>112.5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01096" calcext:value-type="float">
            <text:p>112.4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88904" calcext:value-type="float">
            <text:p>112.3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92536" calcext:value-type="float">
            <text:p>112.4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4072" calcext:value-type="float">
            <text:p>112.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37088" calcext:value-type="float">
            <text:p>112.3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94416" calcext:value-type="float">
            <text:p>112.2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85856" calcext:value-type="float">
            <text:p>112.3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5" calcext:value-type="float">
            <text:p>112.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04144" calcext:value-type="float">
            <text:p>112.4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52912" calcext:value-type="float">
            <text:p>112.4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26064" calcext:value-type="float">
            <text:p>112.5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4072" calcext:value-type="float">
            <text:p>112.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67568" calcext:value-type="float">
            <text:p>112.3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6712" calcext:value-type="float">
            <text:p>112.3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07192" calcext:value-type="float">
            <text:p>112.4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63936" calcext:value-type="float">
            <text:p>112.2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00512" calcext:value-type="float">
            <text:p>112.3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88904" calcext:value-type="float">
            <text:p>112.3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37672" calcext:value-type="float">
            <text:p>112.4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2548" calcext:value-type="float">
            <text:p>112.4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9488" calcext:value-type="float">
            <text:p>112.4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3664" calcext:value-type="float">
            <text:p>112.3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1952" calcext:value-type="float">
            <text:p>112.3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07192" calcext:value-type="float">
            <text:p>112.4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4072" calcext:value-type="float">
            <text:p>112.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74248" calcext:value-type="float">
            <text:p>112.4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13872" calcext:value-type="float">
            <text:p>112.5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26064" calcext:value-type="float">
            <text:p>112.5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10824" calcext:value-type="float">
            <text:p>112.5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1952" calcext:value-type="float">
            <text:p>112.3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6712" calcext:value-type="float">
            <text:p>112.3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46816" calcext:value-type="float">
            <text:p>112.4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6452" calcext:value-type="float">
            <text:p>112.3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6712" calcext:value-type="float">
            <text:p>112.3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31576" calcext:value-type="float">
            <text:p>112.4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43184" calcext:value-type="float">
            <text:p>112.3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6712" calcext:value-type="float">
            <text:p>112.3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22432" calcext:value-type="float">
            <text:p>112.4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62056" calcext:value-type="float">
            <text:p>112.4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0616" calcext:value-type="float">
            <text:p>112.3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85856" calcext:value-type="float">
            <text:p>112.3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6452" calcext:value-type="float">
            <text:p>112.3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61472" calcext:value-type="float">
            <text:p>112.3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01096" calcext:value-type="float">
            <text:p>112.4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67568" calcext:value-type="float">
            <text:p>112.3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61472" calcext:value-type="float">
            <text:p>112.3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6452" calcext:value-type="float">
            <text:p>112.3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3404" calcext:value-type="float">
            <text:p>112.3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00512" calcext:value-type="float">
            <text:p>112.3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52328" calcext:value-type="float">
            <text:p>112.3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3664" calcext:value-type="float">
            <text:p>112.3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04144" calcext:value-type="float">
            <text:p>112.4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2548" calcext:value-type="float">
            <text:p>112.4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3404" calcext:value-type="float">
            <text:p>112.3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52328" calcext:value-type="float">
            <text:p>112.3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52912" calcext:value-type="float">
            <text:p>112.4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5" calcext:value-type="float">
            <text:p>112.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43768" calcext:value-type="float">
            <text:p>112.4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43768" calcext:value-type="float">
            <text:p>112.4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31576" calcext:value-type="float">
            <text:p>112.4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97464" calcext:value-type="float">
            <text:p>112.2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54792" calcext:value-type="float">
            <text:p>112.2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85856" calcext:value-type="float">
            <text:p>112.3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65104" calcext:value-type="float">
            <text:p>112.4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34624" calcext:value-type="float">
            <text:p>112.4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6336" calcext:value-type="float">
            <text:p>112.4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12704" calcext:value-type="float">
            <text:p>112.3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82224" calcext:value-type="float">
            <text:p>112.2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976" calcext:value-type="float">
            <text:p>112.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55376" calcext:value-type="float">
            <text:p>112.3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28528" calcext:value-type="float">
            <text:p>112.4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43768" calcext:value-type="float">
            <text:p>112.4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6336" calcext:value-type="float">
            <text:p>112.4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79176" calcext:value-type="float">
            <text:p>112.2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7308" calcext:value-type="float">
            <text:p>112.2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01096" calcext:value-type="float">
            <text:p>112.4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5" calcext:value-type="float">
            <text:p>112.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024" calcext:value-type="float">
            <text:p>112.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30992" calcext:value-type="float">
            <text:p>112.3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48696" calcext:value-type="float">
            <text:p>112.2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06608" calcext:value-type="float">
            <text:p>112.3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48696" calcext:value-type="float">
            <text:p>112.2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426" calcext:value-type="float">
            <text:p>112.2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66984" calcext:value-type="float">
            <text:p>112.2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85272" calcext:value-type="float">
            <text:p>112.2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43184" calcext:value-type="float">
            <text:p>112.3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8832" calcext:value-type="float">
            <text:p>112.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94416" calcext:value-type="float">
            <text:p>112.2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67568" calcext:value-type="float">
            <text:p>112.3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1952" calcext:value-type="float">
            <text:p>112.3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6712" calcext:value-type="float">
            <text:p>112.3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85856" calcext:value-type="float">
            <text:p>112.3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40136" calcext:value-type="float">
            <text:p>112.3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21848" calcext:value-type="float">
            <text:p>112.3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15752" calcext:value-type="float">
            <text:p>112.3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188" calcext:value-type="float">
            <text:p>112.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94416" calcext:value-type="float">
            <text:p>112.2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15752" calcext:value-type="float">
            <text:p>112.3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61472" calcext:value-type="float">
            <text:p>112.3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0356" calcext:value-type="float">
            <text:p>112.3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09072" calcext:value-type="float">
            <text:p>112.2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09072" calcext:value-type="float">
            <text:p>112.2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0356" calcext:value-type="float">
            <text:p>112.3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58424" calcext:value-type="float">
            <text:p>112.3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55376" calcext:value-type="float">
            <text:p>112.3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37088" calcext:value-type="float">
            <text:p>112.3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0616" calcext:value-type="float">
            <text:p>112.3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5" calcext:value-type="float">
            <text:p>112.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46232" calcext:value-type="float">
            <text:p>112.3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24896" calcext:value-type="float">
            <text:p>112.3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4928" calcext:value-type="float">
            <text:p>112.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27944" calcext:value-type="float">
            <text:p>112.3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24312" calcext:value-type="float">
            <text:p>112.2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76128" calcext:value-type="float">
            <text:p>112.2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48696" calcext:value-type="float">
            <text:p>112.2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3456" calcext:value-type="float">
            <text:p>112.2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51744" calcext:value-type="float">
            <text:p>112.2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27944" calcext:value-type="float">
            <text:p>112.3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0616" calcext:value-type="float">
            <text:p>112.3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188" calcext:value-type="float">
            <text:p>112.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0304" calcext:value-type="float">
            <text:p>112.1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32872" calcext:value-type="float">
            <text:p>112.1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15168" calcext:value-type="float">
            <text:p>112.2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3832" calcext:value-type="float">
            <text:p>112.1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2736" calcext:value-type="float">
            <text:p>112.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76128" calcext:value-type="float">
            <text:p>112.2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06024" calcext:value-type="float">
            <text:p>112.2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15168" calcext:value-type="float">
            <text:p>112.2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7308" calcext:value-type="float">
            <text:p>112.2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3456" calcext:value-type="float">
            <text:p>112.2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2736" calcext:value-type="float">
            <text:p>112.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24312" calcext:value-type="float">
            <text:p>112.2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66984" calcext:value-type="float">
            <text:p>112.2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8164" calcext:value-type="float">
            <text:p>112.1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72496" calcext:value-type="float">
            <text:p>112.1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9824" calcext:value-type="float">
            <text:p>112.1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068" calcext:value-type="float">
            <text:p>112.1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0784" calcext:value-type="float">
            <text:p>112.1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9552" calcext:value-type="float">
            <text:p>112.2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09072" calcext:value-type="float">
            <text:p>112.2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9824" calcext:value-type="float">
            <text:p>112.1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3728" calcext:value-type="float">
            <text:p>112.1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5116" calcext:value-type="float">
            <text:p>112.1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15168" calcext:value-type="float">
            <text:p>112.2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85272" calcext:value-type="float">
            <text:p>112.2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87736" calcext:value-type="float">
            <text:p>112.1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64" calcext:value-type="float">
            <text:p>112.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3456" calcext:value-type="float">
            <text:p>112.2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15168" calcext:value-type="float">
            <text:p>112.2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09072" calcext:value-type="float">
            <text:p>112.2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66984" calcext:value-type="float">
            <text:p>112.2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0408" calcext:value-type="float">
            <text:p>112.2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84688" calcext:value-type="float">
            <text:p>112.1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9928" calcext:value-type="float">
            <text:p>112.1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63936" calcext:value-type="float">
            <text:p>112.2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15168" calcext:value-type="float">
            <text:p>112.2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9552" calcext:value-type="float">
            <text:p>112.2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06024" calcext:value-type="float">
            <text:p>112.2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06024" calcext:value-type="float">
            <text:p>112.2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24312" calcext:value-type="float">
            <text:p>112.2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0784" calcext:value-type="float">
            <text:p>112.1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87736" calcext:value-type="float">
            <text:p>112.1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87736" calcext:value-type="float">
            <text:p>112.1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06024" calcext:value-type="float">
            <text:p>112.2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688" calcext:value-type="float">
            <text:p>112.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3832" calcext:value-type="float">
            <text:p>112.1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75544" calcext:value-type="float">
            <text:p>112.1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48112" calcext:value-type="float">
            <text:p>112.1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9448" calcext:value-type="float">
            <text:p>112.1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87736" calcext:value-type="float">
            <text:p>112.1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72496" calcext:value-type="float">
            <text:p>112.1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688" calcext:value-type="float">
            <text:p>112.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8164" calcext:value-type="float">
            <text:p>112.1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0304" calcext:value-type="float">
            <text:p>112.1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3352" calcext:value-type="float">
            <text:p>112.1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78592" calcext:value-type="float">
            <text:p>112.1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0304" calcext:value-type="float">
            <text:p>112.1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0304" calcext:value-type="float">
            <text:p>112.1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32872" calcext:value-type="float">
            <text:p>112.1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9824" calcext:value-type="float">
            <text:p>112.1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6776" calcext:value-type="float">
            <text:p>112.1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08488" calcext:value-type="float">
            <text:p>112.1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96296" calcext:value-type="float">
            <text:p>112.0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3728" calcext:value-type="float">
            <text:p>112.1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42016" calcext:value-type="float">
            <text:p>112.1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6776" calcext:value-type="float">
            <text:p>112.1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87152" calcext:value-type="float">
            <text:p>112.0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7496" calcext:value-type="float">
            <text:p>112.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7496" calcext:value-type="float">
            <text:p>112.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7496" calcext:value-type="float">
            <text:p>112.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93248" calcext:value-type="float">
            <text:p>112.0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9824" calcext:value-type="float">
            <text:p>112.1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6776" calcext:value-type="float">
            <text:p>112.1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38968" calcext:value-type="float">
            <text:p>112.1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3352" calcext:value-type="float">
            <text:p>112.1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45064" calcext:value-type="float">
            <text:p>112.1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3592" calcext:value-type="float">
            <text:p>112.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32872" calcext:value-type="float">
            <text:p>112.1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42016" calcext:value-type="float">
            <text:p>112.1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32872" calcext:value-type="float">
            <text:p>112.1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32872" calcext:value-type="float">
            <text:p>112.1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0544" calcext:value-type="float">
            <text:p>112.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96296" calcext:value-type="float">
            <text:p>112.0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02392" calcext:value-type="float">
            <text:p>112.1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6776" calcext:value-type="float">
            <text:p>112.1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9824" calcext:value-type="float">
            <text:p>112.1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0544" calcext:value-type="float">
            <text:p>112.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902" calcext:value-type="float">
            <text:p>112.0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78008" calcext:value-type="float">
            <text:p>112.0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71912" calcext:value-type="float">
            <text:p>112.0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81056" calcext:value-type="float">
            <text:p>112.0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99344" calcext:value-type="float">
            <text:p>112.0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84104" calcext:value-type="float">
            <text:p>112.0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7496" calcext:value-type="float">
            <text:p>112.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68864" calcext:value-type="float">
            <text:p>112.0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62768" calcext:value-type="float">
            <text:p>112.0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47528" calcext:value-type="float">
            <text:p>112.0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47528" calcext:value-type="float">
            <text:p>112.0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53624" calcext:value-type="float">
            <text:p>112.0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47528" calcext:value-type="float">
            <text:p>112.0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50576" calcext:value-type="float">
            <text:p>112.0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87152" calcext:value-type="float">
            <text:p>112.0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84104" calcext:value-type="float">
            <text:p>112.0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26192" calcext:value-type="float">
            <text:p>112.0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26192" calcext:value-type="float">
            <text:p>112.0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65816" calcext:value-type="float">
            <text:p>112.0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62768" calcext:value-type="float">
            <text:p>112.0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5972" calcext:value-type="float">
            <text:p>112.0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68864" calcext:value-type="float">
            <text:p>112.0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84104" calcext:value-type="float">
            <text:p>112.0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23144" calcext:value-type="float">
            <text:p>112.0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07904" calcext:value-type="float">
            <text:p>112.0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04856" calcext:value-type="float">
            <text:p>112.0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95712" calcext:value-type="float">
            <text:p>111.9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92664" calcext:value-type="float">
            <text:p>111.9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9616" calcext:value-type="float">
            <text:p>111.9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07904" calcext:value-type="float">
            <text:p>112.0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50576" calcext:value-type="float">
            <text:p>112.0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53624" calcext:value-type="float">
            <text:p>112.0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4448" calcext:value-type="float">
            <text:p>112.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38384" calcext:value-type="float">
            <text:p>112.0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53624" calcext:value-type="float">
            <text:p>112.0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47528" calcext:value-type="float">
            <text:p>112.0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4448" calcext:value-type="float">
            <text:p>112.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71912" calcext:value-type="float">
            <text:p>112.0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23144" calcext:value-type="float">
            <text:p>112.0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9876" calcext:value-type="float">
            <text:p>111.9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9876" calcext:value-type="float">
            <text:p>111.9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32288" calcext:value-type="float">
            <text:p>112.0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35336" calcext:value-type="float">
            <text:p>112.0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26192" calcext:value-type="float">
            <text:p>112.0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26192" calcext:value-type="float">
            <text:p>112.0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32288" calcext:value-type="float">
            <text:p>112.0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32288" calcext:value-type="float">
            <text:p>112.0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17048" calcext:value-type="float">
            <text:p>112.0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0472" calcext:value-type="float">
            <text:p>111.9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9616" calcext:value-type="float">
            <text:p>111.9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20096" calcext:value-type="float">
            <text:p>112.0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9616" calcext:value-type="float">
            <text:p>111.9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6828" calcext:value-type="float">
            <text:p>111.9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62184" calcext:value-type="float">
            <text:p>111.9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6568" calcext:value-type="float">
            <text:p>111.9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32288" calcext:value-type="float">
            <text:p>112.0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8656" calcext:value-type="float">
            <text:p>111.9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8656" calcext:value-type="float">
            <text:p>111.9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304" calcext:value-type="float">
            <text:p>111.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9136" calcext:value-type="float">
            <text:p>111.9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43896" calcext:value-type="float">
            <text:p>111.9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62184" calcext:value-type="float">
            <text:p>111.9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9616" calcext:value-type="float">
            <text:p>111.9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95712" calcext:value-type="float">
            <text:p>111.9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35336" calcext:value-type="float">
            <text:p>112.0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50576" calcext:value-type="float">
            <text:p>112.0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31704" calcext:value-type="float">
            <text:p>111.9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5128" calcext:value-type="float">
            <text:p>111.8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8176" calcext:value-type="float">
            <text:p>111.8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256" calcext:value-type="float">
            <text:p>111.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49992" calcext:value-type="float">
            <text:p>111.9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6568" calcext:value-type="float">
            <text:p>111.9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352" calcext:value-type="float">
            <text:p>111.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352" calcext:value-type="float">
            <text:p>111.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92664" calcext:value-type="float">
            <text:p>111.9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9616" calcext:value-type="float">
            <text:p>111.9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49992" calcext:value-type="float">
            <text:p>111.9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40848" calcext:value-type="float">
            <text:p>111.9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6088" calcext:value-type="float">
            <text:p>111.9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46944" calcext:value-type="float">
            <text:p>111.9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6464" calcext:value-type="float">
            <text:p>111.9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0744" calcext:value-type="float">
            <text:p>111.8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85984" calcext:value-type="float">
            <text:p>111.8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3416" calcext:value-type="float">
            <text:p>111.9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6088" calcext:value-type="float">
            <text:p>111.9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49992" calcext:value-type="float">
            <text:p>111.9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46944" calcext:value-type="float">
            <text:p>111.9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352" calcext:value-type="float">
            <text:p>111.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0472" calcext:value-type="float">
            <text:p>111.9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31704" calcext:value-type="float">
            <text:p>111.9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58552" calcext:value-type="float">
            <text:p>111.8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55504" calcext:value-type="float">
            <text:p>111.8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52456" calcext:value-type="float">
            <text:p>111.8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9408" calcext:value-type="float">
            <text:p>111.8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9888" calcext:value-type="float">
            <text:p>111.8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3312" calcext:value-type="float">
            <text:p>111.8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9408" calcext:value-type="float">
            <text:p>111.8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4648" calcext:value-type="float">
            <text:p>111.8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0744" calcext:value-type="float">
            <text:p>111.8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0744" calcext:value-type="float">
            <text:p>111.8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9888" calcext:value-type="float">
            <text:p>111.8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4648" calcext:value-type="float">
            <text:p>111.8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0744" calcext:value-type="float">
            <text:p>111.8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3792" calcext:value-type="float">
            <text:p>111.8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7696" calcext:value-type="float">
            <text:p>111.8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8656" calcext:value-type="float">
            <text:p>111.9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304" calcext:value-type="float">
            <text:p>111.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9408" calcext:value-type="float">
            <text:p>111.8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97592" calcext:value-type="float">
            <text:p>111.7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94544" calcext:value-type="float">
            <text:p>111.7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6736" calcext:value-type="float">
            <text:p>111.8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0744" calcext:value-type="float">
            <text:p>111.8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7696" calcext:value-type="float">
            <text:p>111.8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7696" calcext:value-type="float">
            <text:p>111.8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064" calcext:value-type="float">
            <text:p>111.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3688" calcext:value-type="float">
            <text:p>111.8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1976" calcext:value-type="float">
            <text:p>111.8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636" calcext:value-type="float">
            <text:p>111.8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94544" calcext:value-type="float">
            <text:p>111.7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4064" calcext:value-type="float">
            <text:p>111.7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7968" calcext:value-type="float">
            <text:p>111.7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3208" calcext:value-type="float">
            <text:p>111.7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9888" calcext:value-type="float">
            <text:p>111.8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8072" calcext:value-type="float">
            <text:p>111.8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0264" calcext:value-type="float">
            <text:p>111.8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304" calcext:value-type="float">
            <text:p>111.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34752" calcext:value-type="float">
            <text:p>111.9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5608" calcext:value-type="float">
            <text:p>111.9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1976" calcext:value-type="float">
            <text:p>111.8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8824" calcext:value-type="float">
            <text:p>111.7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5776" calcext:value-type="float">
            <text:p>111.7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588" calcext:value-type="float">
            <text:p>111.8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4168" calcext:value-type="float">
            <text:p>111.8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684" calcext:value-type="float">
            <text:p>111.8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0744" calcext:value-type="float">
            <text:p>111.8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9408" calcext:value-type="float">
            <text:p>111.8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7216" calcext:value-type="float">
            <text:p>111.8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94544" calcext:value-type="float">
            <text:p>111.7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3208" calcext:value-type="float">
            <text:p>111.7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7968" calcext:value-type="float">
            <text:p>111.7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97592" calcext:value-type="float">
            <text:p>111.7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8072" calcext:value-type="float">
            <text:p>111.8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52456" calcext:value-type="float">
            <text:p>111.8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7968" calcext:value-type="float">
            <text:p>111.7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2728" calcext:value-type="float">
            <text:p>111.7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2728" calcext:value-type="float">
            <text:p>111.7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016" calcext:value-type="float">
            <text:p>111.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1016" calcext:value-type="float">
            <text:p>111.7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9784" calcext:value-type="float">
            <text:p>111.8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97592" calcext:value-type="float">
            <text:p>111.7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6632" calcext:value-type="float">
            <text:p>111.7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5568" calcext:value-type="float">
            <text:p>111.6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252" calcext:value-type="float">
            <text:p>111.6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4064" calcext:value-type="float">
            <text:p>111.7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4064" calcext:value-type="float">
            <text:p>111.7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7968" calcext:value-type="float">
            <text:p>111.7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016" calcext:value-type="float">
            <text:p>111.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94544" calcext:value-type="float">
            <text:p>111.7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9408" calcext:value-type="float">
            <text:p>111.8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8072" calcext:value-type="float">
            <text:p>111.8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112" calcext:value-type="float">
            <text:p>111.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9784" calcext:value-type="float">
            <text:p>111.8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396" calcext:value-type="float">
            <text:p>111.6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7864" calcext:value-type="float">
            <text:p>111.6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3584" calcext:value-type="float">
            <text:p>111.7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9304" calcext:value-type="float">
            <text:p>111.7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5024" calcext:value-type="float">
            <text:p>111.8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16" calcext:value-type="float">
            <text:p>111.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3584" calcext:value-type="float">
            <text:p>111.7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2248" calcext:value-type="float">
            <text:p>111.7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1872" calcext:value-type="float">
            <text:p>111.7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6632" calcext:value-type="float">
            <text:p>111.7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872" calcext:value-type="float">
            <text:p>111.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872" calcext:value-type="float">
            <text:p>111.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0056" calcext:value-type="float">
            <text:p>111.7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0536" calcext:value-type="float">
            <text:p>111.7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854" calcext:value-type="float">
            <text:p>111.7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6152" calcext:value-type="float">
            <text:p>111.7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5192" calcext:value-type="float">
            <text:p>111.6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872" calcext:value-type="float">
            <text:p>111.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7488" calcext:value-type="float">
            <text:p>111.7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8824" calcext:value-type="float">
            <text:p>111.7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9304" calcext:value-type="float">
            <text:p>111.7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6152" calcext:value-type="float">
            <text:p>111.7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92" calcext:value-type="float">
            <text:p>111.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4064" calcext:value-type="float">
            <text:p>111.7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1392" calcext:value-type="float">
            <text:p>111.7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2728" calcext:value-type="float">
            <text:p>111.7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1976" calcext:value-type="float">
            <text:p>111.8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6632" calcext:value-type="float">
            <text:p>111.7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8824" calcext:value-type="float">
            <text:p>111.7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6632" calcext:value-type="float">
            <text:p>111.7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8824" calcext:value-type="float">
            <text:p>111.7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7968" calcext:value-type="float">
            <text:p>111.7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7488" calcext:value-type="float">
            <text:p>111.7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5296" calcext:value-type="float">
            <text:p>111.7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7864" calcext:value-type="float">
            <text:p>111.6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1288" calcext:value-type="float">
            <text:p>111.6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4336" calcext:value-type="float">
            <text:p>111.6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7488" calcext:value-type="float">
            <text:p>111.7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7488" calcext:value-type="float">
            <text:p>111.7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3752" calcext:value-type="float">
            <text:p>111.5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156" calcext:value-type="float">
            <text:p>111.5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1184" calcext:value-type="float">
            <text:p>111.5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824" calcext:value-type="float">
            <text:p>111.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7488" calcext:value-type="float">
            <text:p>111.7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4064" calcext:value-type="float">
            <text:p>111.7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9304" calcext:value-type="float">
            <text:p>111.7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3688" calcext:value-type="float">
            <text:p>111.8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3208" calcext:value-type="float">
            <text:p>111.7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0056" calcext:value-type="float">
            <text:p>111.7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3104" calcext:value-type="float">
            <text:p>111.7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92" calcext:value-type="float">
            <text:p>111.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348" calcext:value-type="float">
            <text:p>111.6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7384" calcext:value-type="float">
            <text:p>111.6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0056" calcext:value-type="float">
            <text:p>111.7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82352" calcext:value-type="float">
            <text:p>111.7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5776" calcext:value-type="float">
            <text:p>111.7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252" calcext:value-type="float">
            <text:p>111.6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9472" calcext:value-type="float">
            <text:p>111.5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2728" calcext:value-type="float">
            <text:p>111.7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8344" calcext:value-type="float">
            <text:p>111.7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2248" calcext:value-type="float">
            <text:p>111.7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0808" calcext:value-type="float">
            <text:p>111.6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7204" calcext:value-type="float">
            <text:p>111.5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3752" calcext:value-type="float">
            <text:p>111.5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7204" calcext:value-type="float">
            <text:p>111.5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1456" calcext:value-type="float">
            <text:p>111.4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3752" calcext:value-type="float">
            <text:p>111.5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3376" calcext:value-type="float">
            <text:p>111.5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7204" calcext:value-type="float">
            <text:p>111.5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6424" calcext:value-type="float">
            <text:p>111.5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824" calcext:value-type="float">
            <text:p>111.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348" calcext:value-type="float">
            <text:p>111.6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0912" calcext:value-type="float">
            <text:p>111.6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2144" calcext:value-type="float">
            <text:p>111.6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9096" calcext:value-type="float">
            <text:p>111.6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4816" calcext:value-type="float">
            <text:p>111.6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348" calcext:value-type="float">
            <text:p>111.6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4712" calcext:value-type="float">
            <text:p>111.6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3376" calcext:value-type="float">
            <text:p>111.5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9952" calcext:value-type="float">
            <text:p>111.6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68" calcext:value-type="float">
            <text:p>111.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9096" calcext:value-type="float">
            <text:p>111.6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4712" calcext:value-type="float">
            <text:p>111.6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0328" calcext:value-type="float">
            <text:p>111.5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0328" calcext:value-type="float">
            <text:p>111.5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1288" calcext:value-type="float">
            <text:p>111.6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9952" calcext:value-type="float">
            <text:p>111.6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5192" calcext:value-type="float">
            <text:p>111.6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7384" calcext:value-type="float">
            <text:p>111.6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1768" calcext:value-type="float">
            <text:p>111.6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0912" calcext:value-type="float">
            <text:p>111.6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348" calcext:value-type="float">
            <text:p>111.6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6904" calcext:value-type="float">
            <text:p>111.6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6048" calcext:value-type="float">
            <text:p>111.6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4608" calcext:value-type="float">
            <text:p>111.5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584" calcext:value-type="float">
            <text:p>111.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4128" calcext:value-type="float">
            <text:p>111.5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6048" calcext:value-type="float">
            <text:p>111.6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9952" calcext:value-type="float">
            <text:p>111.6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3376" calcext:value-type="float">
            <text:p>111.5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68" calcext:value-type="float">
            <text:p>111.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2416" calcext:value-type="float">
            <text:p>111.5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8032" calcext:value-type="float">
            <text:p>111.5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3648" calcext:value-type="float">
            <text:p>111.4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5464" calcext:value-type="float">
            <text:p>111.5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3856" calcext:value-type="float">
            <text:p>111.6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9096" calcext:value-type="float">
            <text:p>111.6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252" calcext:value-type="float">
            <text:p>111.6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1184" calcext:value-type="float">
            <text:p>111.5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5944" calcext:value-type="float">
            <text:p>111.5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8512" calcext:value-type="float">
            <text:p>111.5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3376" calcext:value-type="float">
            <text:p>111.5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4712" calcext:value-type="float">
            <text:p>111.6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3168" calcext:value-type="float">
            <text:p>111.4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012" calcext:value-type="float">
            <text:p>111.4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4608" calcext:value-type="float">
            <text:p>111.5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7176" calcext:value-type="float">
            <text:p>111.5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108" calcext:value-type="float">
            <text:p>111.5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0808" calcext:value-type="float">
            <text:p>111.6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0056" calcext:value-type="float">
            <text:p>111.7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2728" calcext:value-type="float">
            <text:p>111.7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6632" calcext:value-type="float">
            <text:p>111.7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6632" calcext:value-type="float">
            <text:p>111.7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8344" calcext:value-type="float">
            <text:p>111.7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7384" calcext:value-type="float">
            <text:p>111.6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6424" calcext:value-type="float">
            <text:p>111.5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6424" calcext:value-type="float">
            <text:p>111.5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6048" calcext:value-type="float">
            <text:p>111.6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5192" calcext:value-type="float">
            <text:p>111.6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2624" calcext:value-type="float">
            <text:p>111.6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2624" calcext:value-type="float">
            <text:p>111.6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7864" calcext:value-type="float">
            <text:p>111.6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396" calcext:value-type="float">
            <text:p>111.6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7112" calcext:value-type="float">
            <text:p>111.7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7112" calcext:value-type="float">
            <text:p>111.7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2248" calcext:value-type="float">
            <text:p>111.7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2248" calcext:value-type="float">
            <text:p>111.7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4712" calcext:value-type="float">
            <text:p>111.6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1664" calcext:value-type="float">
            <text:p>111.6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5568" calcext:value-type="float">
            <text:p>111.6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252" calcext:value-type="float">
            <text:p>111.6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0328" calcext:value-type="float">
            <text:p>111.5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728" calcext:value-type="float">
            <text:p>111.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1664" calcext:value-type="float">
            <text:p>111.6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1288" calcext:value-type="float">
            <text:p>111.6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6048" calcext:value-type="float">
            <text:p>111.6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6424" calcext:value-type="float">
            <text:p>111.5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776" calcext:value-type="float">
            <text:p>111.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3104" calcext:value-type="float">
            <text:p>111.7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6152" calcext:value-type="float">
            <text:p>111.7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4336" calcext:value-type="float">
            <text:p>111.6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4504" calcext:value-type="float">
            <text:p>111.4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28784" calcext:value-type="float">
            <text:p>111.4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44024" calcext:value-type="float">
            <text:p>111.4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7176" calcext:value-type="float">
            <text:p>111.5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7204" calcext:value-type="float">
            <text:p>111.5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4712" calcext:value-type="float">
            <text:p>111.6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5672" calcext:value-type="float">
            <text:p>111.6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2144" calcext:value-type="float">
            <text:p>111.6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2896" calcext:value-type="float">
            <text:p>111.5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2896" calcext:value-type="float">
            <text:p>111.5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2896" calcext:value-type="float">
            <text:p>111.5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728" calcext:value-type="float">
            <text:p>111.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6424" calcext:value-type="float">
            <text:p>111.5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8992" calcext:value-type="float">
            <text:p>111.5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0704" calcext:value-type="float">
            <text:p>111.5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0704" calcext:value-type="float">
            <text:p>111.5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0328" calcext:value-type="float">
            <text:p>111.5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9952" calcext:value-type="float">
            <text:p>111.6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3376" calcext:value-type="float">
            <text:p>111.5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68" calcext:value-type="float">
            <text:p>111.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68" calcext:value-type="float">
            <text:p>111.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3752" calcext:value-type="float">
            <text:p>111.5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7656" calcext:value-type="float">
            <text:p>111.5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8616" calcext:value-type="float">
            <text:p>111.6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75088" calcext:value-type="float">
            <text:p>111.5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5944" calcext:value-type="float">
            <text:p>111.5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5944" calcext:value-type="float">
            <text:p>111.5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5944" calcext:value-type="float">
            <text:p>111.5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8992" calcext:value-type="float">
            <text:p>111.5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8992" calcext:value-type="float">
            <text:p>111.5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7204" calcext:value-type="float">
            <text:p>111.5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2896" calcext:value-type="float">
            <text:p>111.5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3752" calcext:value-type="float">
            <text:p>111.5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68" calcext:value-type="float">
            <text:p>111.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9368" calcext:value-type="float">
            <text:p>111.5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3168" calcext:value-type="float">
            <text:p>111.4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3168" calcext:value-type="float">
            <text:p>111.4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7176" calcext:value-type="float">
            <text:p>111.5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156" calcext:value-type="float">
            <text:p>111.5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7176" calcext:value-type="float">
            <text:p>111.5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7176" calcext:value-type="float">
            <text:p>111.5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0704" calcext:value-type="float">
            <text:p>111.5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0704" calcext:value-type="float">
            <text:p>111.5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0704" calcext:value-type="float">
            <text:p>111.5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0704" calcext:value-type="float">
            <text:p>111.5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156" calcext:value-type="float">
            <text:p>111.5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156" calcext:value-type="float">
            <text:p>111.5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4608" calcext:value-type="float">
            <text:p>111.5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3752" calcext:value-type="float">
            <text:p>111.5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75088" calcext:value-type="float">
            <text:p>111.5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8992" calcext:value-type="float">
            <text:p>111.5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9368" calcext:value-type="float">
            <text:p>111.5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108" calcext:value-type="float">
            <text:p>111.5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108" calcext:value-type="float">
            <text:p>111.5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4128" calcext:value-type="float">
            <text:p>111.5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4128" calcext:value-type="float">
            <text:p>111.5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75088" calcext:value-type="float">
            <text:p>111.5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1936" calcext:value-type="float">
            <text:p>111.5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7552" calcext:value-type="float">
            <text:p>111.4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6216" calcext:value-type="float">
            <text:p>111.4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6216" calcext:value-type="float">
            <text:p>111.4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3168" calcext:value-type="float">
            <text:p>111.4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3168" calcext:value-type="float">
            <text:p>111.4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68408" calcext:value-type="float">
            <text:p>111.4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9744" calcext:value-type="float">
            <text:p>111.4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62312" calcext:value-type="float">
            <text:p>111.4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62312" calcext:value-type="float">
            <text:p>111.4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68408" calcext:value-type="float">
            <text:p>111.4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68408" calcext:value-type="float">
            <text:p>111.4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1456" calcext:value-type="float">
            <text:p>111.4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06" calcext:value-type="float">
            <text:p>111.4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06" calcext:value-type="float">
            <text:p>111.4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7552" calcext:value-type="float">
            <text:p>111.4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6536" calcext:value-type="float">
            <text:p>111.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3168" calcext:value-type="float">
            <text:p>111.4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3168" calcext:value-type="float">
            <text:p>111.4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6216" calcext:value-type="float">
            <text:p>111.4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9264" calcext:value-type="float">
            <text:p>111.4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62312" calcext:value-type="float">
            <text:p>111.4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6696" calcext:value-type="float">
            <text:p>111.4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584" calcext:value-type="float">
            <text:p>111.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7552" calcext:value-type="float">
            <text:p>111.4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012" calcext:value-type="float">
            <text:p>111.4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28784" calcext:value-type="float">
            <text:p>111.4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28784" calcext:value-type="float">
            <text:p>111.4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47072" calcext:value-type="float">
            <text:p>111.4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6536" calcext:value-type="float">
            <text:p>111.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31832" calcext:value-type="float">
            <text:p>111.4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07448" calcext:value-type="float">
            <text:p>111.4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07448" calcext:value-type="float">
            <text:p>111.4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07448" calcext:value-type="float">
            <text:p>111.4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3544" calcext:value-type="float">
            <text:p>111.4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22688" calcext:value-type="float">
            <text:p>111.4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0496" calcext:value-type="float">
            <text:p>111.4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01352" calcext:value-type="float">
            <text:p>111.4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01352" calcext:value-type="float">
            <text:p>111.4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28784" calcext:value-type="float">
            <text:p>111.4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31832" calcext:value-type="float">
            <text:p>111.4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31832" calcext:value-type="float">
            <text:p>111.4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31832" calcext:value-type="float">
            <text:p>111.4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31832" calcext:value-type="float">
            <text:p>111.4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6592" calcext:value-type="float">
            <text:p>111.4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01352" calcext:value-type="float">
            <text:p>111.4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80016" calcext:value-type="float">
            <text:p>111.3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80016" calcext:value-type="float">
            <text:p>111.3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80016" calcext:value-type="float">
            <text:p>111.3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044" calcext:value-type="float">
            <text:p>111.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80016" calcext:value-type="float">
            <text:p>111.3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76968" calcext:value-type="float">
            <text:p>111.3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80016" calcext:value-type="float">
            <text:p>111.3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7392" calcext:value-type="float">
            <text:p>111.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64776" calcext:value-type="float">
            <text:p>111.3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49536" calcext:value-type="float">
            <text:p>111.3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4344" calcext:value-type="float">
            <text:p>111.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4344" calcext:value-type="float">
            <text:p>111.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46488" calcext:value-type="float">
            <text:p>111.3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22104" calcext:value-type="float">
            <text:p>111.3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22104" calcext:value-type="float">
            <text:p>111.3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46488" calcext:value-type="float">
            <text:p>111.3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46488" calcext:value-type="float">
            <text:p>111.3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55632" calcext:value-type="float">
            <text:p>111.3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31248" calcext:value-type="float">
            <text:p>111.3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31248" calcext:value-type="float">
            <text:p>111.3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40392" calcext:value-type="float">
            <text:p>111.3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40392" calcext:value-type="float">
            <text:p>111.3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49536" calcext:value-type="float">
            <text:p>111.3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83064" calcext:value-type="float">
            <text:p>111.3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55632" calcext:value-type="float">
            <text:p>111.3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34296" calcext:value-type="float">
            <text:p>111.3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09912" calcext:value-type="float">
            <text:p>111.3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09912" calcext:value-type="float">
            <text:p>111.3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25152" calcext:value-type="float">
            <text:p>111.3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25152" calcext:value-type="float">
            <text:p>111.3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25152" calcext:value-type="float">
            <text:p>111.3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282" calcext:value-type="float">
            <text:p>111.3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282" calcext:value-type="float">
            <text:p>111.3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46488" calcext:value-type="float">
            <text:p>111.3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34296" calcext:value-type="float">
            <text:p>111.3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34296" calcext:value-type="float">
            <text:p>111.3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19056" calcext:value-type="float">
            <text:p>111.3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1296" calcext:value-type="float">
            <text:p>111.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1296" calcext:value-type="float">
            <text:p>111.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46488" calcext:value-type="float">
            <text:p>111.3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86112" calcext:value-type="float">
            <text:p>111.3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88576" calcext:value-type="float">
            <text:p>111.2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88576" calcext:value-type="float">
            <text:p>111.2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09912" calcext:value-type="float">
            <text:p>111.3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70872" calcext:value-type="float">
            <text:p>111.3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01352" calcext:value-type="float">
            <text:p>111.4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70872" calcext:value-type="float">
            <text:p>111.3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19056" calcext:value-type="float">
            <text:p>111.3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64192" calcext:value-type="float">
            <text:p>111.2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64192" calcext:value-type="float">
            <text:p>111.2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76384" calcext:value-type="float">
            <text:p>111.2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91624" calcext:value-type="float">
            <text:p>111.2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85528" calcext:value-type="float">
            <text:p>111.2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85528" calcext:value-type="float">
            <text:p>111.2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61144" calcext:value-type="float">
            <text:p>111.2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55048" calcext:value-type="float">
            <text:p>111.2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55048" calcext:value-type="float">
            <text:p>111.2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85528" calcext:value-type="float">
            <text:p>111.2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8248" calcext:value-type="float">
            <text:p>111.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85528" calcext:value-type="float">
            <text:p>111.2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03816" calcext:value-type="float">
            <text:p>111.3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22104" calcext:value-type="float">
            <text:p>111.3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3676" calcext:value-type="float">
            <text:p>111.2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3676" calcext:value-type="float">
            <text:p>111.2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39808" calcext:value-type="float">
            <text:p>111.2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39808" calcext:value-type="float">
            <text:p>111.2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73336" calcext:value-type="float">
            <text:p>111.2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282" calcext:value-type="float">
            <text:p>111.3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94672" calcext:value-type="float">
            <text:p>111.2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94672" calcext:value-type="float">
            <text:p>111.2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81896" calcext:value-type="float">
            <text:p>111.1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78848" calcext:value-type="float">
            <text:p>111.1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78848" calcext:value-type="float">
            <text:p>111.1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33712" calcext:value-type="float">
            <text:p>111.2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16008" calcext:value-type="float">
            <text:p>111.3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69704" calcext:value-type="float">
            <text:p>111.1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51416" calcext:value-type="float">
            <text:p>111.1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63608" calcext:value-type="float">
            <text:p>111.1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2152" calcext:value-type="float">
            <text:p>111.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91624" calcext:value-type="float">
            <text:p>111.2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19056" calcext:value-type="float">
            <text:p>111.3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00768" calcext:value-type="float">
            <text:p>111.3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00768" calcext:value-type="float">
            <text:p>111.3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61728" calcext:value-type="float">
            <text:p>111.3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1296" calcext:value-type="float">
            <text:p>111.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48368" calcext:value-type="float">
            <text:p>111.1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6552" calcext:value-type="float">
            <text:p>111.0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3008" calcext:value-type="float">
            <text:p>111.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9104" calcext:value-type="float">
            <text:p>111.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2152" calcext:value-type="float">
            <text:p>111.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4532" calcext:value-type="float">
            <text:p>111.1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4532" calcext:value-type="float">
            <text:p>111.1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33712" calcext:value-type="float">
            <text:p>111.2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9772" calcext:value-type="float">
            <text:p>111.2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42856" calcext:value-type="float">
            <text:p>111.2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97136" calcext:value-type="float">
            <text:p>111.1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94088" calcext:value-type="float">
            <text:p>111.1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94088" calcext:value-type="float">
            <text:p>111.1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9104" calcext:value-type="float">
            <text:p>111.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66656" calcext:value-type="float">
            <text:p>111.1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6056" calcext:value-type="float">
            <text:p>111.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6056" calcext:value-type="float">
            <text:p>111.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88576" calcext:value-type="float">
            <text:p>111.2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85528" calcext:value-type="float">
            <text:p>111.2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39808" calcext:value-type="float">
            <text:p>111.2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3008" calcext:value-type="float">
            <text:p>111.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4532" calcext:value-type="float">
            <text:p>111.1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61144" calcext:value-type="float">
            <text:p>111.2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58096" calcext:value-type="float">
            <text:p>111.2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51416" calcext:value-type="float">
            <text:p>111.1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4532" calcext:value-type="float">
            <text:p>111.1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81896" calcext:value-type="float">
            <text:p>111.1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58096" calcext:value-type="float">
            <text:p>111.2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55048" calcext:value-type="float">
            <text:p>111.2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3676" calcext:value-type="float">
            <text:p>111.2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94088" calcext:value-type="float">
            <text:p>111.1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94088" calcext:value-type="float">
            <text:p>111.1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33128" calcext:value-type="float">
            <text:p>111.1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08744" calcext:value-type="float">
            <text:p>111.1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08744" calcext:value-type="float">
            <text:p>111.1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17888" calcext:value-type="float">
            <text:p>111.1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11792" calcext:value-type="float">
            <text:p>111.1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388" calcext:value-type="float">
            <text:p>111.0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388" calcext:value-type="float">
            <text:p>111.0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24568" calcext:value-type="float">
            <text:p>111.2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24568" calcext:value-type="float">
            <text:p>111.2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44736" calcext:value-type="float">
            <text:p>111.0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95968" calcext:value-type="float">
            <text:p>110.9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234" calcext:value-type="float">
            <text:p>111.0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1484" calcext:value-type="float">
            <text:p>111.1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63608" calcext:value-type="float">
            <text:p>111.1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72752" calcext:value-type="float">
            <text:p>111.1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48952" calcext:value-type="float">
            <text:p>111.2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08744" calcext:value-type="float">
            <text:p>111.1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95968" calcext:value-type="float">
            <text:p>110.9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6344" calcext:value-type="float">
            <text:p>110.9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75216" calcext:value-type="float">
            <text:p>111.0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39224" calcext:value-type="float">
            <text:p>111.1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84944" calcext:value-type="float">
            <text:p>111.1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27616" calcext:value-type="float">
            <text:p>111.2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48368" calcext:value-type="float">
            <text:p>111.1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57512" calcext:value-type="float">
            <text:p>111.1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05696" calcext:value-type="float">
            <text:p>111.1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8436" calcext:value-type="float">
            <text:p>111.0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27032" calcext:value-type="float">
            <text:p>111.1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57512" calcext:value-type="float">
            <text:p>111.1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39808" calcext:value-type="float">
            <text:p>111.2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03232" calcext:value-type="float">
            <text:p>111.2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03232" calcext:value-type="float">
            <text:p>111.2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12376" calcext:value-type="float">
            <text:p>111.2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758" calcext:value-type="float">
            <text:p>111.1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6552" calcext:value-type="float">
            <text:p>111.0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3504" calcext:value-type="float">
            <text:p>111.0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1484" calcext:value-type="float">
            <text:p>111.1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94088" calcext:value-type="float">
            <text:p>111.1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758" calcext:value-type="float">
            <text:p>111.1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758" calcext:value-type="float">
            <text:p>111.1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48368" calcext:value-type="float">
            <text:p>111.1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4532" calcext:value-type="float">
            <text:p>111.1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33128" calcext:value-type="float">
            <text:p>111.1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57512" calcext:value-type="float">
            <text:p>111.1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6912" calcext:value-type="float">
            <text:p>111.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35592" calcext:value-type="float">
            <text:p>111.0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234" calcext:value-type="float">
            <text:p>111.0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9292" calcext:value-type="float">
            <text:p>110.9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9292" calcext:value-type="float">
            <text:p>110.9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72168" calcext:value-type="float">
            <text:p>111.0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84944" calcext:value-type="float">
            <text:p>111.1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87408" calcext:value-type="float">
            <text:p>111.0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44736" calcext:value-type="float">
            <text:p>111.0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81312" calcext:value-type="float">
            <text:p>111.0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33128" calcext:value-type="float">
            <text:p>111.1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63608" calcext:value-type="float">
            <text:p>111.1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11792" calcext:value-type="float">
            <text:p>111.1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08744" calcext:value-type="float">
            <text:p>111.1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36176" calcext:value-type="float">
            <text:p>111.1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388" calcext:value-type="float">
            <text:p>111.0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14256" calcext:value-type="float">
            <text:p>111.0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0816" calcext:value-type="float">
            <text:p>111.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17304" calcext:value-type="float">
            <text:p>111.0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17304" calcext:value-type="float">
            <text:p>111.0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29496" calcext:value-type="float">
            <text:p>111.0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72" calcext:value-type="float">
            <text:p>110.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25864" calcext:value-type="float">
            <text:p>110.9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7768" calcext:value-type="float">
            <text:p>110.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3504" calcext:value-type="float">
            <text:p>111.0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3504" calcext:value-type="float">
            <text:p>111.0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758" calcext:value-type="float">
            <text:p>111.1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84944" calcext:value-type="float">
            <text:p>111.1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32544" calcext:value-type="float">
            <text:p>111.0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41688" calcext:value-type="float">
            <text:p>111.0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05696" calcext:value-type="float">
            <text:p>111.1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6928" calcext:value-type="float">
            <text:p>111.0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72168" calcext:value-type="float">
            <text:p>111.0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6928" calcext:value-type="float">
            <text:p>111.0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0816" calcext:value-type="float">
            <text:p>111.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38056" calcext:value-type="float">
            <text:p>110.9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38056" calcext:value-type="float">
            <text:p>110.9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1104" calcext:value-type="float">
            <text:p>110.9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41688" calcext:value-type="float">
            <text:p>111.0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72168" calcext:value-type="float">
            <text:p>111.0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72168" calcext:value-type="float">
            <text:p>111.0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8436" calcext:value-type="float">
            <text:p>111.0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3864" calcext:value-type="float">
            <text:p>111.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74632" calcext:value-type="float">
            <text:p>110.9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74632" calcext:value-type="float">
            <text:p>110.9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41688" calcext:value-type="float">
            <text:p>111.0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75216" calcext:value-type="float">
            <text:p>111.0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9292" calcext:value-type="float">
            <text:p>110.9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3864" calcext:value-type="float">
            <text:p>111.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17304" calcext:value-type="float">
            <text:p>111.0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95384" calcext:value-type="float">
            <text:p>110.8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98432" calcext:value-type="float">
            <text:p>110.8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65488" calcext:value-type="float">
            <text:p>110.9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71584" calcext:value-type="float">
            <text:p>110.9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6912" calcext:value-type="float">
            <text:p>111.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4152" calcext:value-type="float">
            <text:p>110.9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4152" calcext:value-type="float">
            <text:p>110.9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32544" calcext:value-type="float">
            <text:p>111.0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66072" calcext:value-type="float">
            <text:p>111.0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72168" calcext:value-type="float">
            <text:p>111.0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05696" calcext:value-type="float">
            <text:p>111.1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87408" calcext:value-type="float">
            <text:p>111.0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81312" calcext:value-type="float">
            <text:p>111.0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6552" calcext:value-type="float">
            <text:p>111.0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32544" calcext:value-type="float">
            <text:p>111.0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86824" calcext:value-type="float">
            <text:p>110.9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89872" calcext:value-type="float">
            <text:p>110.9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388" calcext:value-type="float">
            <text:p>111.0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02064" calcext:value-type="float">
            <text:p>111.0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74632" calcext:value-type="float">
            <text:p>110.9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83776" calcext:value-type="float">
            <text:p>110.9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388" calcext:value-type="float">
            <text:p>111.0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26448" calcext:value-type="float">
            <text:p>111.0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0148" calcext:value-type="float">
            <text:p>110.9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0148" calcext:value-type="float">
            <text:p>110.9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35008" calcext:value-type="float">
            <text:p>110.9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38056" calcext:value-type="float">
            <text:p>110.9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89872" calcext:value-type="float">
            <text:p>110.9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9292" calcext:value-type="float">
            <text:p>110.9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9292" calcext:value-type="float">
            <text:p>110.9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17304" calcext:value-type="float">
            <text:p>111.0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0832" calcext:value-type="float">
            <text:p>111.0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68536" calcext:value-type="float">
            <text:p>110.9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25864" calcext:value-type="float">
            <text:p>110.9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9392" calcext:value-type="float">
            <text:p>110.9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22816" calcext:value-type="float">
            <text:p>110.9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43568" calcext:value-type="float">
            <text:p>110.8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8328" calcext:value-type="float">
            <text:p>110.8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34424" calcext:value-type="float">
            <text:p>110.8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74048" calcext:value-type="float">
            <text:p>110.8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65488" calcext:value-type="float">
            <text:p>110.9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99016" calcext:value-type="float">
            <text:p>110.9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17304" calcext:value-type="float">
            <text:p>111.0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02064" calcext:value-type="float">
            <text:p>111.0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22816" calcext:value-type="float">
            <text:p>110.9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07576" calcext:value-type="float">
            <text:p>110.9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07576" calcext:value-type="float">
            <text:p>110.9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9392" calcext:value-type="float">
            <text:p>110.9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67952" calcext:value-type="float">
            <text:p>110.8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67952" calcext:value-type="float">
            <text:p>110.8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1104" calcext:value-type="float">
            <text:p>110.9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95968" calcext:value-type="float">
            <text:p>110.9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35592" calcext:value-type="float">
            <text:p>111.0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9292" calcext:value-type="float">
            <text:p>110.9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7768" calcext:value-type="float">
            <text:p>110.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9392" calcext:value-type="float">
            <text:p>110.9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9392" calcext:value-type="float">
            <text:p>110.9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71584" calcext:value-type="float">
            <text:p>110.9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72" calcext:value-type="float">
            <text:p>110.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9768" calcext:value-type="float">
            <text:p>110.9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9768" calcext:value-type="float">
            <text:p>110.9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68536" calcext:value-type="float">
            <text:p>110.9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80728" calcext:value-type="float">
            <text:p>110.9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80728" calcext:value-type="float">
            <text:p>110.9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83776" calcext:value-type="float">
            <text:p>110.9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28912" calcext:value-type="float">
            <text:p>110.9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07576" calcext:value-type="float">
            <text:p>110.9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07576" calcext:value-type="float">
            <text:p>110.9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72" calcext:value-type="float">
            <text:p>110.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9768" calcext:value-type="float">
            <text:p>110.9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0148" calcext:value-type="float">
            <text:p>110.9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77096" calcext:value-type="float">
            <text:p>110.8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77096" calcext:value-type="float">
            <text:p>110.8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80144" calcext:value-type="float">
            <text:p>110.8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92336" calcext:value-type="float">
            <text:p>110.8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67952" calcext:value-type="float">
            <text:p>110.8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67952" calcext:value-type="float">
            <text:p>110.8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95384" calcext:value-type="float">
            <text:p>110.8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71584" calcext:value-type="float">
            <text:p>110.9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46616" calcext:value-type="float">
            <text:p>110.8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31376" calcext:value-type="float">
            <text:p>110.8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49664" calcext:value-type="float">
            <text:p>110.8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25864" calcext:value-type="float">
            <text:p>110.9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89288" calcext:value-type="float">
            <text:p>110.8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83192" calcext:value-type="float">
            <text:p>110.8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07576" calcext:value-type="float">
            <text:p>110.9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80144" calcext:value-type="float">
            <text:p>110.8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77096" calcext:value-type="float">
            <text:p>110.8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77096" calcext:value-type="float">
            <text:p>110.8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25864" calcext:value-type="float">
            <text:p>110.9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58808" calcext:value-type="float">
            <text:p>110.8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06992" calcext:value-type="float">
            <text:p>110.8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97848" calcext:value-type="float">
            <text:p>110.7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03944" calcext:value-type="float">
            <text:p>110.8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74048" calcext:value-type="float">
            <text:p>110.8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89288" calcext:value-type="float">
            <text:p>110.8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83192" calcext:value-type="float">
            <text:p>110.8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83192" calcext:value-type="float">
            <text:p>110.8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83192" calcext:value-type="float">
            <text:p>110.8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67952" calcext:value-type="float">
            <text:p>110.8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52712" calcext:value-type="float">
            <text:p>110.8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52712" calcext:value-type="float">
            <text:p>110.8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92336" calcext:value-type="float">
            <text:p>110.8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5576" calcext:value-type="float">
            <text:p>110.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37472" calcext:value-type="float">
            <text:p>110.8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37472" calcext:value-type="float">
            <text:p>110.8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46616" calcext:value-type="float">
            <text:p>110.8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74048" calcext:value-type="float">
            <text:p>110.8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8624" calcext:value-type="float">
            <text:p>110.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98432" calcext:value-type="float">
            <text:p>110.8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80144" calcext:value-type="float">
            <text:p>110.8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74048" calcext:value-type="float">
            <text:p>110.8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58808" calcext:value-type="float">
            <text:p>110.8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46616" calcext:value-type="float">
            <text:p>110.8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37472" calcext:value-type="float">
            <text:p>110.8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34424" calcext:value-type="float">
            <text:p>110.8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00896" calcext:value-type="float">
            <text:p>110.8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948" calcext:value-type="float">
            <text:p>110.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948" calcext:value-type="float">
            <text:p>110.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37472" calcext:value-type="float">
            <text:p>110.8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46616" calcext:value-type="float">
            <text:p>110.8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31376" calcext:value-type="float">
            <text:p>110.8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31376" calcext:value-type="float">
            <text:p>110.8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9184" calcext:value-type="float">
            <text:p>110.8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00896" calcext:value-type="float">
            <text:p>110.8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00896" calcext:value-type="float">
            <text:p>110.8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004" calcext:value-type="float">
            <text:p>110.8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00896" calcext:value-type="float">
            <text:p>110.8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00896" calcext:value-type="float">
            <text:p>110.8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06992" calcext:value-type="float">
            <text:p>110.8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00896" calcext:value-type="float">
            <text:p>110.8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0416" calcext:value-type="float">
            <text:p>110.7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0416" calcext:value-type="float">
            <text:p>110.7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91752" calcext:value-type="float">
            <text:p>110.7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91752" calcext:value-type="float">
            <text:p>110.7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91752" calcext:value-type="float">
            <text:p>110.7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6136" calcext:value-type="float">
            <text:p>110.8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3088" calcext:value-type="float">
            <text:p>110.8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004" calcext:value-type="float">
            <text:p>110.8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8704" calcext:value-type="float">
            <text:p>110.7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956" calcext:value-type="float">
            <text:p>110.7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004" calcext:value-type="float">
            <text:p>110.8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34424" calcext:value-type="float">
            <text:p>110.8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8704" calcext:value-type="float">
            <text:p>110.7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0416" calcext:value-type="float">
            <text:p>110.7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8224" calcext:value-type="float">
            <text:p>110.7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8224" calcext:value-type="float">
            <text:p>110.7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67368" calcext:value-type="float">
            <text:p>110.7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67368" calcext:value-type="float">
            <text:p>110.7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8224" calcext:value-type="float">
            <text:p>110.7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8224" calcext:value-type="float">
            <text:p>110.7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8224" calcext:value-type="float">
            <text:p>110.7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06992" calcext:value-type="float">
            <text:p>110.8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37472" calcext:value-type="float">
            <text:p>110.8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71" calcext:value-type="float">
            <text:p>110.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2232" calcext:value-type="float">
            <text:p>110.8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46032" calcext:value-type="float">
            <text:p>110.7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46032" calcext:value-type="float">
            <text:p>110.7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6512" calcext:value-type="float">
            <text:p>110.7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34424" calcext:value-type="float">
            <text:p>110.8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3088" calcext:value-type="float">
            <text:p>110.8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06992" calcext:value-type="float">
            <text:p>110.8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06992" calcext:value-type="float">
            <text:p>110.8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004" calcext:value-type="float">
            <text:p>110.8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6136" calcext:value-type="float">
            <text:p>110.8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3464" calcext:value-type="float">
            <text:p>110.7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15552" calcext:value-type="float">
            <text:p>110.7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09456" calcext:value-type="float">
            <text:p>110.7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09456" calcext:value-type="float">
            <text:p>110.7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06408" calcext:value-type="float">
            <text:p>110.7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24696" calcext:value-type="float">
            <text:p>110.7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6432" calcext:value-type="float">
            <text:p>110.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6512" calcext:value-type="float">
            <text:p>110.7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5176" calcext:value-type="float">
            <text:p>110.7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12504" calcext:value-type="float">
            <text:p>110.7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2024" calcext:value-type="float">
            <text:p>110.6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812" calcext:value-type="float">
            <text:p>110.6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0336" calcext:value-type="float">
            <text:p>110.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0416" calcext:value-type="float">
            <text:p>110.7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00896" calcext:value-type="float">
            <text:p>110.8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3384" calcext:value-type="float">
            <text:p>110.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4592" calcext:value-type="float">
            <text:p>110.6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3632" calcext:value-type="float">
            <text:p>110.5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3632" calcext:value-type="float">
            <text:p>110.5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6304" calcext:value-type="float">
            <text:p>110.6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27744" calcext:value-type="float">
            <text:p>110.7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27744" calcext:value-type="float">
            <text:p>110.7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09456" calcext:value-type="float">
            <text:p>110.7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0336" calcext:value-type="float">
            <text:p>110.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3384" calcext:value-type="float">
            <text:p>110.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004" calcext:value-type="float">
            <text:p>110.8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8976" calcext:value-type="float">
            <text:p>110.6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7536" calcext:value-type="float">
            <text:p>110.5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668" calcext:value-type="float">
            <text:p>110.5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2024" calcext:value-type="float">
            <text:p>110.6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2024" calcext:value-type="float">
            <text:p>110.6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30792" calcext:value-type="float">
            <text:p>110.7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27744" calcext:value-type="float">
            <text:p>110.7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39936" calcext:value-type="float">
            <text:p>110.7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09456" calcext:value-type="float">
            <text:p>110.7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09456" calcext:value-type="float">
            <text:p>110.7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27744" calcext:value-type="float">
            <text:p>110.7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7536" calcext:value-type="float">
            <text:p>110.5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0584" calcext:value-type="float">
            <text:p>110.5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2776" calcext:value-type="float">
            <text:p>110.6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5928" calcext:value-type="float">
            <text:p>110.6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6784" calcext:value-type="float">
            <text:p>110.6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764" calcext:value-type="float">
            <text:p>110.6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9832" calcext:value-type="float">
            <text:p>110.6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716" calcext:value-type="float">
            <text:p>110.6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4592" calcext:value-type="float">
            <text:p>110.6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97264" calcext:value-type="float">
            <text:p>110.6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75344" calcext:value-type="float">
            <text:p>110.5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8872" calcext:value-type="float">
            <text:p>110.6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5928" calcext:value-type="float">
            <text:p>110.6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6512" calcext:value-type="float">
            <text:p>110.7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09456" calcext:value-type="float">
            <text:p>110.7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8016" calcext:value-type="float">
            <text:p>110.6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3632" calcext:value-type="float">
            <text:p>110.5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9728" calcext:value-type="float">
            <text:p>110.5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1064" calcext:value-type="float">
            <text:p>110.6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9728" calcext:value-type="float">
            <text:p>110.5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192" calcext:value-type="float">
            <text:p>110.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06408" calcext:value-type="float">
            <text:p>110.7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97264" calcext:value-type="float">
            <text:p>110.6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8496" calcext:value-type="float">
            <text:p>110.6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1064" calcext:value-type="float">
            <text:p>110.6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6784" calcext:value-type="float">
            <text:p>110.6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41816" calcext:value-type="float">
            <text:p>110.5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17432" calcext:value-type="float">
            <text:p>110.5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57056" calcext:value-type="float">
            <text:p>110.5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47912" calcext:value-type="float">
            <text:p>110.5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72296" calcext:value-type="float">
            <text:p>110.5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24696" calcext:value-type="float">
            <text:p>110.7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15552" calcext:value-type="float">
            <text:p>110.7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63152" calcext:value-type="float">
            <text:p>110.5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14384" calcext:value-type="float">
            <text:p>110.5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668" calcext:value-type="float">
            <text:p>110.5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8016" calcext:value-type="float">
            <text:p>110.6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716" calcext:value-type="float">
            <text:p>110.6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5824" calcext:value-type="float">
            <text:p>110.6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8872" calcext:value-type="float">
            <text:p>110.6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96096" calcext:value-type="float">
            <text:p>110.4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93048" calcext:value-type="float">
            <text:p>110.4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78392" calcext:value-type="float">
            <text:p>110.5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8872" calcext:value-type="float">
            <text:p>110.6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0208" calcext:value-type="float">
            <text:p>110.6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3256" calcext:value-type="float">
            <text:p>110.6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3256" calcext:value-type="float">
            <text:p>110.6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8872" calcext:value-type="float">
            <text:p>110.6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38768" calcext:value-type="float">
            <text:p>110.5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17432" calcext:value-type="float">
            <text:p>110.5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69248" calcext:value-type="float">
            <text:p>110.5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9352" calcext:value-type="float">
            <text:p>110.6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3632" calcext:value-type="float">
            <text:p>110.5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02192" calcext:value-type="float">
            <text:p>110.5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3572" calcext:value-type="float">
            <text:p>110.5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3572" calcext:value-type="float">
            <text:p>110.5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47912" calcext:value-type="float">
            <text:p>110.5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6304" calcext:value-type="float">
            <text:p>110.6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5824" calcext:value-type="float">
            <text:p>110.6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048" calcext:value-type="float">
            <text:p>110.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048" calcext:value-type="float">
            <text:p>110.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668" calcext:value-type="float">
            <text:p>110.5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9728" calcext:value-type="float">
            <text:p>110.5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3572" calcext:value-type="float">
            <text:p>110.5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02192" calcext:value-type="float">
            <text:p>110.5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08288" calcext:value-type="float">
            <text:p>110.5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0584" calcext:value-type="float">
            <text:p>110.5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2776" calcext:value-type="float">
            <text:p>110.6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8872" calcext:value-type="float">
            <text:p>110.6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288" calcext:value-type="float">
            <text:p>110.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288" calcext:value-type="float">
            <text:p>110.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2776" calcext:value-type="float">
            <text:p>110.6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668" calcext:value-type="float">
            <text:p>110.5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716" calcext:value-type="float">
            <text:p>110.6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7476" calcext:value-type="float">
            <text:p>110.4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71712" calcext:value-type="float">
            <text:p>110.4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11336" calcext:value-type="float">
            <text:p>110.5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668" calcext:value-type="float">
            <text:p>110.5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192" calcext:value-type="float">
            <text:p>110.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7476" calcext:value-type="float">
            <text:p>110.4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4428" calcext:value-type="float">
            <text:p>110.4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80856" calcext:value-type="float">
            <text:p>110.4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662" calcext:value-type="float">
            <text:p>110.5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3256" calcext:value-type="float">
            <text:p>110.6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144" calcext:value-type="float">
            <text:p>110.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02192" calcext:value-type="float">
            <text:p>110.5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41816" calcext:value-type="float">
            <text:p>110.5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72296" calcext:value-type="float">
            <text:p>110.5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69248" calcext:value-type="float">
            <text:p>110.5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8872" calcext:value-type="float">
            <text:p>110.6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75344" calcext:value-type="float">
            <text:p>110.5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144" calcext:value-type="float">
            <text:p>110.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4112" calcext:value-type="float">
            <text:p>110.6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4488" calcext:value-type="float">
            <text:p>110.5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02192" calcext:value-type="float">
            <text:p>110.5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47328" calcext:value-type="float">
            <text:p>110.4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17432" calcext:value-type="float">
            <text:p>110.5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41816" calcext:value-type="float">
            <text:p>110.5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3632" calcext:value-type="float">
            <text:p>110.5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716" calcext:value-type="float">
            <text:p>110.6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0584" calcext:value-type="float">
            <text:p>110.5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0584" calcext:value-type="float">
            <text:p>110.5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02192" calcext:value-type="float">
            <text:p>110.5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96096" calcext:value-type="float">
            <text:p>110.4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57056" calcext:value-type="float">
            <text:p>110.5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7536" calcext:value-type="float">
            <text:p>110.5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78392" calcext:value-type="float">
            <text:p>110.5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1064" calcext:value-type="float">
            <text:p>110.6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7476" calcext:value-type="float">
            <text:p>110.4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71712" calcext:value-type="float">
            <text:p>110.4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0524" calcext:value-type="float">
            <text:p>110.5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3572" calcext:value-type="float">
            <text:p>110.5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54008" calcext:value-type="float">
            <text:p>110.5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83904" calcext:value-type="float">
            <text:p>110.4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144" calcext:value-type="float">
            <text:p>110.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5824" calcext:value-type="float">
            <text:p>110.6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1064" calcext:value-type="float">
            <text:p>110.6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12504" calcext:value-type="float">
            <text:p>110.7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6576" calcext:value-type="float">
            <text:p>110.5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80856" calcext:value-type="float">
            <text:p>110.4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93048" calcext:value-type="float">
            <text:p>110.4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08288" calcext:value-type="float">
            <text:p>110.5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08288" calcext:value-type="float">
            <text:p>110.5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11336" calcext:value-type="float">
            <text:p>110.5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668" calcext:value-type="float">
            <text:p>110.5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662" calcext:value-type="float">
            <text:p>110.5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2904" calcext:value-type="float">
            <text:p>110.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77808" calcext:value-type="float">
            <text:p>110.4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80856" calcext:value-type="float">
            <text:p>110.4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25992" calcext:value-type="float">
            <text:p>110.4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10752" calcext:value-type="float">
            <text:p>110.4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47328" calcext:value-type="float">
            <text:p>110.4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41232" calcext:value-type="float">
            <text:p>110.4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22944" calcext:value-type="float">
            <text:p>110.4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04656" calcext:value-type="float">
            <text:p>110.4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47328" calcext:value-type="float">
            <text:p>110.4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99144" calcext:value-type="float">
            <text:p>110.4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02192" calcext:value-type="float">
            <text:p>110.5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17432" calcext:value-type="float">
            <text:p>110.5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38768" calcext:value-type="float">
            <text:p>110.5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0524" calcext:value-type="float">
            <text:p>110.5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80856" calcext:value-type="float">
            <text:p>110.4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68664" calcext:value-type="float">
            <text:p>110.4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32088" calcext:value-type="float">
            <text:p>110.4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02192" calcext:value-type="float">
            <text:p>110.5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02192" calcext:value-type="float">
            <text:p>110.5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02192" calcext:value-type="float">
            <text:p>110.5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16848" calcext:value-type="float">
            <text:p>110.4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55888" calcext:value-type="float">
            <text:p>110.3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9856" calcext:value-type="float">
            <text:p>110.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04656" calcext:value-type="float">
            <text:p>110.4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50376" calcext:value-type="float">
            <text:p>110.4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138" calcext:value-type="float">
            <text:p>110.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04656" calcext:value-type="float">
            <text:p>110.4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56472" calcext:value-type="float">
            <text:p>110.4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56472" calcext:value-type="float">
            <text:p>110.4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71712" calcext:value-type="float">
            <text:p>110.4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68664" calcext:value-type="float">
            <text:p>110.4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68664" calcext:value-type="float">
            <text:p>110.4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83904" calcext:value-type="float">
            <text:p>110.4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71712" calcext:value-type="float">
            <text:p>110.4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62568" calcext:value-type="float">
            <text:p>110.4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80856" calcext:value-type="float">
            <text:p>110.4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62568" calcext:value-type="float">
            <text:p>110.4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92464" calcext:value-type="float">
            <text:p>110.3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07704" calcext:value-type="float">
            <text:p>110.4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6576" calcext:value-type="float">
            <text:p>110.5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47328" calcext:value-type="float">
            <text:p>110.4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47328" calcext:value-type="float">
            <text:p>110.4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7476" calcext:value-type="float">
            <text:p>110.4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048" calcext:value-type="float">
            <text:p>110.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8332" calcext:value-type="float">
            <text:p>110.3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8332" calcext:value-type="float">
            <text:p>110.3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68664" calcext:value-type="float">
            <text:p>110.4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7476" calcext:value-type="float">
            <text:p>110.4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7476" calcext:value-type="float">
            <text:p>110.4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56472" calcext:value-type="float">
            <text:p>110.4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9856" calcext:value-type="float">
            <text:p>110.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9856" calcext:value-type="float">
            <text:p>110.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47328" calcext:value-type="float">
            <text:p>110.4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47328" calcext:value-type="float">
            <text:p>110.4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47328" calcext:value-type="float">
            <text:p>110.4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56472" calcext:value-type="float">
            <text:p>110.4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65616" calcext:value-type="float">
            <text:p>110.4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65616" calcext:value-type="float">
            <text:p>110.4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6576" calcext:value-type="float">
            <text:p>110.5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99144" calcext:value-type="float">
            <text:p>110.4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9" calcext:value-type="float">
            <text:p>110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38184" calcext:value-type="float">
            <text:p>110.4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2904" calcext:value-type="float">
            <text:p>110.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50376" calcext:value-type="float">
            <text:p>110.4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8332" calcext:value-type="float">
            <text:p>110.3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16264" calcext:value-type="float">
            <text:p>110.3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16264" calcext:value-type="float">
            <text:p>110.3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61984" calcext:value-type="float">
            <text:p>110.3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46744" calcext:value-type="float">
            <text:p>110.3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46744" calcext:value-type="float">
            <text:p>110.3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80272" calcext:value-type="float">
            <text:p>110.3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5952" calcext:value-type="float">
            <text:p>110.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80272" calcext:value-type="float">
            <text:p>110.3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80272" calcext:value-type="float">
            <text:p>110.3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86368" calcext:value-type="float">
            <text:p>110.3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41232" calcext:value-type="float">
            <text:p>110.4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99144" calcext:value-type="float">
            <text:p>110.4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8332" calcext:value-type="float">
            <text:p>110.3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34552" calcext:value-type="float">
            <text:p>110.3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01024" calcext:value-type="float">
            <text:p>110.3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01024" calcext:value-type="float">
            <text:p>110.3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25408" calcext:value-type="float">
            <text:p>110.3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25408" calcext:value-type="float">
            <text:p>110.3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25408" calcext:value-type="float">
            <text:p>110.3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65032" calcext:value-type="float">
            <text:p>110.3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01608" calcext:value-type="float">
            <text:p>110.4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16848" calcext:value-type="float">
            <text:p>110.4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19896" calcext:value-type="float">
            <text:p>110.4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138" calcext:value-type="float">
            <text:p>110.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04656" calcext:value-type="float">
            <text:p>110.4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49792" calcext:value-type="float">
            <text:p>110.3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28456" calcext:value-type="float">
            <text:p>110.3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28456" calcext:value-type="float">
            <text:p>110.3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61984" calcext:value-type="float">
            <text:p>110.3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77224" calcext:value-type="float">
            <text:p>110.3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95512" calcext:value-type="float">
            <text:p>110.3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95512" calcext:value-type="float">
            <text:p>110.3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95512" calcext:value-type="float">
            <text:p>110.3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138" calcext:value-type="float">
            <text:p>110.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74176" calcext:value-type="float">
            <text:p>110.3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28456" calcext:value-type="float">
            <text:p>110.3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28456" calcext:value-type="float">
            <text:p>110.3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07704" calcext:value-type="float">
            <text:p>110.4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6808" calcext:value-type="float">
            <text:p>110.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6808" calcext:value-type="float">
            <text:p>110.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77224" calcext:value-type="float">
            <text:p>110.3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77224" calcext:value-type="float">
            <text:p>110.3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89416" calcext:value-type="float">
            <text:p>110.3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9856" calcext:value-type="float">
            <text:p>110.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95512" calcext:value-type="float">
            <text:p>110.3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95512" calcext:value-type="float">
            <text:p>110.3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04656" calcext:value-type="float">
            <text:p>110.4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80272" calcext:value-type="float">
            <text:p>110.3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80272" calcext:value-type="float">
            <text:p>110.3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92464" calcext:value-type="float">
            <text:p>110.3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77224" calcext:value-type="float">
            <text:p>110.3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46744" calcext:value-type="float">
            <text:p>110.3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31504" calcext:value-type="float">
            <text:p>110.3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13216" calcext:value-type="float">
            <text:p>110.3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13216" calcext:value-type="float">
            <text:p>110.3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49792" calcext:value-type="float">
            <text:p>110.3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40648" calcext:value-type="float">
            <text:p>110.3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5284" calcext:value-type="float">
            <text:p>110.3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5284" calcext:value-type="float">
            <text:p>110.3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65032" calcext:value-type="float">
            <text:p>110.3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74176" calcext:value-type="float">
            <text:p>110.3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376" calcext:value-type="float">
            <text:p>110.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28456" calcext:value-type="float">
            <text:p>110.3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28456" calcext:value-type="float">
            <text:p>110.3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31504" calcext:value-type="float">
            <text:p>110.3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01024" calcext:value-type="float">
            <text:p>110.3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01024" calcext:value-type="float">
            <text:p>110.3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13216" calcext:value-type="float">
            <text:p>110.3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10168" calcext:value-type="float">
            <text:p>110.3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10168" calcext:value-type="float">
            <text:p>110.3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19312" calcext:value-type="float">
            <text:p>110.3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376" calcext:value-type="float">
            <text:p>110.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80272" calcext:value-type="float">
            <text:p>110.3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31504" calcext:value-type="float">
            <text:p>110.3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16264" calcext:value-type="float">
            <text:p>110.3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04072" calcext:value-type="float">
            <text:p>110.3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73592" calcext:value-type="float">
            <text:p>110.2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70544" calcext:value-type="float">
            <text:p>110.2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58352" calcext:value-type="float">
            <text:p>110.2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58352" calcext:value-type="float">
            <text:p>110.2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9188" calcext:value-type="float">
            <text:p>110.2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31504" calcext:value-type="float">
            <text:p>110.3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376" calcext:value-type="float">
            <text:p>110.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376" calcext:value-type="float">
            <text:p>110.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5284" calcext:value-type="float">
            <text:p>110.3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28456" calcext:value-type="float">
            <text:p>110.3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34552" calcext:value-type="float">
            <text:p>110.3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94928" calcext:value-type="float">
            <text:p>110.2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376" calcext:value-type="float">
            <text:p>110.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79688" calcext:value-type="float">
            <text:p>110.2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614" calcext:value-type="float">
            <text:p>110.2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04072" calcext:value-type="float">
            <text:p>110.3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09584" calcext:value-type="float">
            <text:p>110.2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88248" calcext:value-type="float">
            <text:p>110.1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85784" calcext:value-type="float">
            <text:p>110.2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94344" calcext:value-type="float">
            <text:p>110.1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79104" calcext:value-type="float">
            <text:p>110.1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3092" calcext:value-type="float">
            <text:p>110.2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82152" calcext:value-type="float">
            <text:p>110.1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42528" calcext:value-type="float">
            <text:p>110.1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63864" calcext:value-type="float">
            <text:p>110.1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73008" calcext:value-type="float">
            <text:p>110.1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03488" calcext:value-type="float">
            <text:p>110.2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12632" calcext:value-type="float">
            <text:p>110.2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72424" calcext:value-type="float">
            <text:p>110.0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21192" calcext:value-type="float">
            <text:p>110.1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45576" calcext:value-type="float">
            <text:p>110.1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72424" calcext:value-type="float">
            <text:p>110.0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1756" calcext:value-type="float">
            <text:p>110.0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44992" calcext:value-type="float">
            <text:p>110.0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328" calcext:value-type="float">
            <text:p>110.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96808" calcext:value-type="float">
            <text:p>110.09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80984" calcext:value-type="float">
            <text:p>109.9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20608" calcext:value-type="float">
            <text:p>110.0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51088" calcext:value-type="float">
            <text:p>110.0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54136" calcext:value-type="float">
            <text:p>110.0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0232" calcext:value-type="float">
            <text:p>110.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9272" calcext:value-type="float">
            <text:p>109.9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0232" calcext:value-type="float">
            <text:p>110.0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68792" calcext:value-type="float">
            <text:p>109.9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20024" calcext:value-type="float">
            <text:p>109.9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23072" calcext:value-type="float">
            <text:p>109.9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05368" calcext:value-type="float">
            <text:p>110.0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1756" calcext:value-type="float">
            <text:p>110.0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72424" calcext:value-type="float">
            <text:p>110.0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74888" calcext:value-type="float">
            <text:p>109.9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62696" calcext:value-type="float">
            <text:p>109.9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6224" calcext:value-type="float">
            <text:p>109.9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6224" calcext:value-type="float">
            <text:p>109.9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32216" calcext:value-type="float">
            <text:p>109.9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1088" calcext:value-type="float">
            <text:p>109.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05368" calcext:value-type="float">
            <text:p>110.0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0232" calcext:value-type="float">
            <text:p>110.0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74304" calcext:value-type="float">
            <text:p>109.8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0504" calcext:value-type="float">
            <text:p>109.9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13928" calcext:value-type="float">
            <text:p>109.9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43824" calcext:value-type="float">
            <text:p>109.8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32216" calcext:value-type="float">
            <text:p>109.9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44408" calcext:value-type="float">
            <text:p>109.9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74304" calcext:value-type="float">
            <text:p>109.8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89544" calcext:value-type="float">
            <text:p>109.8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74304" calcext:value-type="float">
            <text:p>109.8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6516" calcext:value-type="float">
            <text:p>109.8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32216" calcext:value-type="float">
            <text:p>109.9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07832" calcext:value-type="float">
            <text:p>109.9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25536" calcext:value-type="float">
            <text:p>109.8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89544" calcext:value-type="float">
            <text:p>109.8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86496" calcext:value-type="float">
            <text:p>109.8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20024" calcext:value-type="float">
            <text:p>109.9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16976" calcext:value-type="float">
            <text:p>109.9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59064" calcext:value-type="float">
            <text:p>109.8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68208" calcext:value-type="float">
            <text:p>109.8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59064" calcext:value-type="float">
            <text:p>109.8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07248" calcext:value-type="float">
            <text:p>109.8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042" calcext:value-type="float">
            <text:p>109.8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01152" calcext:value-type="float">
            <text:p>109.8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95056" calcext:value-type="float">
            <text:p>109.7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13344" calcext:value-type="float">
            <text:p>109.8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01152" calcext:value-type="float">
            <text:p>109.8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70672" calcext:value-type="float">
            <text:p>109.7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79816" calcext:value-type="float">
            <text:p>109.7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10296" calcext:value-type="float">
            <text:p>109.8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03616" calcext:value-type="float">
            <text:p>109.7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64576" calcext:value-type="float">
            <text:p>109.7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52384" calcext:value-type="float">
            <text:p>109.7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92008" calcext:value-type="float">
            <text:p>109.7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40192" calcext:value-type="float">
            <text:p>109.7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9752" calcext:value-type="float">
            <text:p>109.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8896" calcext:value-type="float">
            <text:p>109.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3656" calcext:value-type="float">
            <text:p>109.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54848" calcext:value-type="float">
            <text:p>109.6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99984" calcext:value-type="float">
            <text:p>109.5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8" calcext:value-type="float">
            <text:p>109.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3656" calcext:value-type="float">
            <text:p>109.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18856" calcext:value-type="float">
            <text:p>109.7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57896" calcext:value-type="float">
            <text:p>109.6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756" calcext:value-type="float">
            <text:p>109.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15224" calcext:value-type="float">
            <text:p>109.6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9084" calcext:value-type="float">
            <text:p>109.5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09128" calcext:value-type="float">
            <text:p>109.6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0608" calcext:value-type="float">
            <text:p>109.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4512" calcext:value-type="float">
            <text:p>109.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66456" calcext:value-type="float">
            <text:p>109.5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15224" calcext:value-type="float">
            <text:p>109.6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87792" calcext:value-type="float">
            <text:p>109.5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9084" calcext:value-type="float">
            <text:p>109.5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02448" calcext:value-type="float">
            <text:p>109.5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27416" calcext:value-type="float">
            <text:p>109.6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84744" calcext:value-type="float">
            <text:p>109.5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756" calcext:value-type="float">
            <text:p>109.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35976" calcext:value-type="float">
            <text:p>109.5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39024" calcext:value-type="float">
            <text:p>109.5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708" calcext:value-type="float">
            <text:p>109.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11592" calcext:value-type="float">
            <text:p>109.5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30464" calcext:value-type="float">
            <text:p>109.6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20736" calcext:value-type="float">
            <text:p>109.5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6892" calcext:value-type="float">
            <text:p>109.4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84744" calcext:value-type="float">
            <text:p>109.5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81112" calcext:value-type="float">
            <text:p>109.4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32344" calcext:value-type="float">
            <text:p>109.4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1464" calcext:value-type="float">
            <text:p>109.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0796" calcext:value-type="float">
            <text:p>109.4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96352" calcext:value-type="float">
            <text:p>109.4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3844" calcext:value-type="float">
            <text:p>109.4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47584" calcext:value-type="float">
            <text:p>109.4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68336" calcext:value-type="float">
            <text:p>109.3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74432" calcext:value-type="float">
            <text:p>109.3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96352" calcext:value-type="float">
            <text:p>109.4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01864" calcext:value-type="float">
            <text:p>109.4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41488" calcext:value-type="float">
            <text:p>109.4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59776" calcext:value-type="float">
            <text:p>109.4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42072" calcext:value-type="float">
            <text:p>109.5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56144" calcext:value-type="float">
            <text:p>109.3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98816" calcext:value-type="float">
            <text:p>109.3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40904" calcext:value-type="float">
            <text:p>109.3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65872" calcext:value-type="float">
            <text:p>109.4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04912" calcext:value-type="float">
            <text:p>109.4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71384" calcext:value-type="float">
            <text:p>109.3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6224" calcext:value-type="float">
            <text:p>109.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35392" calcext:value-type="float">
            <text:p>109.4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71384" calcext:value-type="float">
            <text:p>109.3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17104" calcext:value-type="float">
            <text:p>109.4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7748" calcext:value-type="float">
            <text:p>109.3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3176" calcext:value-type="float">
            <text:p>109.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6224" calcext:value-type="float">
            <text:p>109.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74432" calcext:value-type="float">
            <text:p>109.3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34808" calcext:value-type="float">
            <text:p>109.3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53096" calcext:value-type="float">
            <text:p>109.3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47" calcext:value-type="float">
            <text:p>109.3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50048" calcext:value-type="float">
            <text:p>109.3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95184" calcext:value-type="float">
            <text:p>109.2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28712" calcext:value-type="float">
            <text:p>109.3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89088" calcext:value-type="float">
            <text:p>109.2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8604" calcext:value-type="float">
            <text:p>109.2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40904" calcext:value-type="float">
            <text:p>109.3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10424" calcext:value-type="float">
            <text:p>109.3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61656" calcext:value-type="float">
            <text:p>109.2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06792" calcext:value-type="float">
            <text:p>109.2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83576" calcext:value-type="float">
            <text:p>109.3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67752" calcext:value-type="float">
            <text:p>109.2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52512" calcext:value-type="float">
            <text:p>109.2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61072" calcext:value-type="float">
            <text:p>109.1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37272" calcext:value-type="float">
            <text:p>109.2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67752" calcext:value-type="float">
            <text:p>109.2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88504" calcext:value-type="float">
            <text:p>109.1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06792" calcext:value-type="float">
            <text:p>109.2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6412" calcext:value-type="float">
            <text:p>109.1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4888" calcext:value-type="float">
            <text:p>109.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17816" calcext:value-type="float">
            <text:p>109.0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54976" calcext:value-type="float">
            <text:p>109.1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15352" calcext:value-type="float">
            <text:p>109.1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42784" calcext:value-type="float">
            <text:p>109.1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06792" calcext:value-type="float">
            <text:p>109.2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18984" calcext:value-type="float">
            <text:p>109.2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06208" calcext:value-type="float">
            <text:p>109.1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22032" calcext:value-type="float">
            <text:p>109.2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42784" calcext:value-type="float">
            <text:p>109.1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75728" calcext:value-type="float">
            <text:p>109.0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30008" calcext:value-type="float">
            <text:p>109.0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84872" calcext:value-type="float">
            <text:p>109.0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30008" calcext:value-type="float">
            <text:p>109.0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90968" calcext:value-type="float">
            <text:p>109.0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39736" calcext:value-type="float">
            <text:p>109.1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97064" calcext:value-type="float">
            <text:p>109.0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184" calcext:value-type="float">
            <text:p>109.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51344" calcext:value-type="float">
            <text:p>109.0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75728" calcext:value-type="float">
            <text:p>109.0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69632" calcext:value-type="float">
            <text:p>109.0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02576" calcext:value-type="float">
            <text:p>109.0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39152" calcext:value-type="float">
            <text:p>109.0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23912" calcext:value-type="float">
            <text:p>109.0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84872" calcext:value-type="float">
            <text:p>109.0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21448" calcext:value-type="float">
            <text:p>109.1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78776" calcext:value-type="float">
            <text:p>109.0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68464" calcext:value-type="float">
            <text:p>108.8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71512" calcext:value-type="float">
            <text:p>108.8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33056" calcext:value-type="float">
            <text:p>109.0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14768" calcext:value-type="float">
            <text:p>109.0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02576" calcext:value-type="float">
            <text:p>109.0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14184" calcext:value-type="float">
            <text:p>108.9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2028" calcext:value-type="float">
            <text:p>108.9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3552" calcext:value-type="float">
            <text:p>108.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23912" calcext:value-type="float">
            <text:p>109.0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39152" calcext:value-type="float">
            <text:p>109.0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11136" calcext:value-type="float">
            <text:p>108.9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11136" calcext:value-type="float">
            <text:p>108.9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59904" calcext:value-type="float">
            <text:p>108.9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08088" calcext:value-type="float">
            <text:p>108.9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95896" calcext:value-type="float">
            <text:p>108.8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5076" calcext:value-type="float">
            <text:p>108.9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17232" calcext:value-type="float">
            <text:p>108.9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17232" calcext:value-type="float">
            <text:p>108.9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3552" calcext:value-type="float">
            <text:p>108.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77608" calcext:value-type="float">
            <text:p>108.8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01992" calcext:value-type="float">
            <text:p>108.9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5932" calcext:value-type="float">
            <text:p>108.8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11136" calcext:value-type="float">
            <text:p>108.9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71512" calcext:value-type="float">
            <text:p>108.8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77608" calcext:value-type="float">
            <text:p>108.8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01992" calcext:value-type="float">
            <text:p>108.9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53224" calcext:value-type="float">
            <text:p>108.8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65416" calcext:value-type="float">
            <text:p>108.8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92848" calcext:value-type="float">
            <text:p>108.8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0504" calcext:value-type="float">
            <text:p>108.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22744" calcext:value-type="float">
            <text:p>108.8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9696" calcext:value-type="float">
            <text:p>108.8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9696" calcext:value-type="float">
            <text:p>108.8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9836" calcext:value-type="float">
            <text:p>108.7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73976" calcext:value-type="float">
            <text:p>108.7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86168" calcext:value-type="float">
            <text:p>108.7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5264" calcext:value-type="float">
            <text:p>108.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9836" calcext:value-type="float">
            <text:p>108.7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92264" calcext:value-type="float">
            <text:p>108.7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58736" calcext:value-type="float">
            <text:p>108.7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0692" calcext:value-type="float">
            <text:p>108.7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2884" calcext:value-type="float">
            <text:p>108.8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05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85584" calcext:value-type="float">
            <text:p>108.6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9836" calcext:value-type="float">
            <text:p>108.7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04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43496" calcext:value-type="float">
            <text:p>108.7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70928" calcext:value-type="float">
            <text:p>108.7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9836" calcext:value-type="float">
            <text:p>108.7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03872" calcext:value-type="float">
            <text:p>108.7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31304" calcext:value-type="float">
            <text:p>108.7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03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55104" calcext:value-type="float">
            <text:p>108.6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85584" calcext:value-type="float">
            <text:p>108.6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03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51472" calcext:value-type="float">
            <text:p>108.5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03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09384" calcext:value-type="float">
            <text:p>108.6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4596" calcext:value-type="float">
            <text:p>108.6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0024" calcext:value-type="float">
            <text:p>108.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1548" calcext:value-type="float">
            <text:p>108.6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36232" calcext:value-type="float">
            <text:p>108.5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0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03288" calcext:value-type="float">
            <text:p>108.6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02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09384" calcext:value-type="float">
            <text:p>108.6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02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88048" calcext:value-type="float">
            <text:p>108.5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91096" calcext:value-type="float">
            <text:p>108.5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18528" calcext:value-type="float">
            <text:p>108.6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01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99656" calcext:value-type="float">
            <text:p>108.4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01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6816" calcext:value-type="float">
            <text:p>108.6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26504" calcext:value-type="float">
            <text:p>108.4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81952" calcext:value-type="float">
            <text:p>108.5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60616" calcext:value-type="float">
            <text:p>108.5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12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60616" calcext:value-type="float">
            <text:p>108.5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12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02704" calcext:value-type="float">
            <text:p>108.5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60616" calcext:value-type="float">
            <text:p>108.5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12-14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63664" calcext:value-type="float">
            <text:p>108.5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52056" calcext:value-type="float">
            <text:p>108.6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12432" calcext:value-type="float">
            <text:p>108.6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18528" calcext:value-type="float">
            <text:p>108.6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17944" calcext:value-type="float">
            <text:p>108.5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11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30136" calcext:value-type="float">
            <text:p>108.5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088" calcext:value-type="float">
            <text:p>108.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11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72808" calcext:value-type="float">
            <text:p>108.5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11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99656" calcext:value-type="float">
            <text:p>108.4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10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60032" calcext:value-type="float">
            <text:p>108.4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99656" calcext:value-type="float">
            <text:p>108.4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10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23456" calcext:value-type="float">
            <text:p>108.4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2404" calcext:value-type="float">
            <text:p>108.5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30136" calcext:value-type="float">
            <text:p>108.5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2404" calcext:value-type="float">
            <text:p>108.5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17944" calcext:value-type="float">
            <text:p>108.5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38696" calcext:value-type="float">
            <text:p>108.4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77736" calcext:value-type="float">
            <text:p>108.3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65544" calcext:value-type="float">
            <text:p>108.3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66128" calcext:value-type="float">
            <text:p>108.4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6308" calcext:value-type="float">
            <text:p>108.4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53936" calcext:value-type="float">
            <text:p>108.4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05168" calcext:value-type="float">
            <text:p>108.4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08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96024" calcext:value-type="float">
            <text:p>108.3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32016" calcext:value-type="float">
            <text:p>108.3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08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89928" calcext:value-type="float">
            <text:p>108.3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08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83248" calcext:value-type="float">
            <text:p>108.2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50304" calcext:value-type="float">
            <text:p>108.3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19824" calcext:value-type="float">
            <text:p>108.3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07632" calcext:value-type="float">
            <text:p>108.3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07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22872" calcext:value-type="float">
            <text:p>108.3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07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52768" calcext:value-type="float">
            <text:p>108.2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89344" calcext:value-type="float">
            <text:p>108.2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07048" calcext:value-type="float">
            <text:p>108.2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13728" calcext:value-type="float">
            <text:p>108.3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52768" calcext:value-type="float">
            <text:p>108.2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28384" calcext:value-type="float">
            <text:p>108.2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06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36944" calcext:value-type="float">
            <text:p>108.1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06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82664" calcext:value-type="float">
            <text:p>108.1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05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3448" calcext:value-type="float">
            <text:p>108.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75984" calcext:value-type="float">
            <text:p>108.0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55232" calcext:value-type="float">
            <text:p>108.1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05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88176" calcext:value-type="float">
            <text:p>108.0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05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91224" calcext:value-type="float">
            <text:p>108.0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4304" calcext:value-type="float">
            <text:p>108.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75984" calcext:value-type="float">
            <text:p>108.0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47968" calcext:value-type="float">
            <text:p>107.9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24168" calcext:value-type="float">
            <text:p>108.0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02832" calcext:value-type="float">
            <text:p>108.0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72352" calcext:value-type="float">
            <text:p>107.9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99784" calcext:value-type="float">
            <text:p>107.9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968" calcext:value-type="float">
            <text:p>107.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51016" calcext:value-type="float">
            <text:p>107.9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81496" calcext:value-type="float">
            <text:p>107.9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81496" calcext:value-type="float">
            <text:p>107.9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72352" calcext:value-type="float">
            <text:p>107.9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87008" calcext:value-type="float">
            <text:p>107.8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38824" calcext:value-type="float">
            <text:p>107.9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6872" calcext:value-type="float">
            <text:p>107.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32728" calcext:value-type="float">
            <text:p>107.9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3104" calcext:value-type="float">
            <text:p>107.8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5348" calcext:value-type="float">
            <text:p>107.8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92" calcext:value-type="float">
            <text:p>107.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7728" calcext:value-type="float">
            <text:p>107.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01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98032" calcext:value-type="float">
            <text:p>107.6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19952" calcext:value-type="float">
            <text:p>107.8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68" calcext:value-type="float">
            <text:p>107.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9848" calcext:value-type="float">
            <text:p>107.7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9848" calcext:value-type="float">
            <text:p>107.7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12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3648" calcext:value-type="float">
            <text:p>107.6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62624" calcext:value-type="float">
            <text:p>107.8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86424" calcext:value-type="float">
            <text:p>107.7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3752" calcext:value-type="float">
            <text:p>107.7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12-0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9264" calcext:value-type="float">
            <text:p>107.6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98032" calcext:value-type="float">
            <text:p>107.6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04712" calcext:value-type="float">
            <text:p>107.8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52896" calcext:value-type="float">
            <text:p>107.7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34608" calcext:value-type="float">
            <text:p>107.7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11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83376" calcext:value-type="float">
            <text:p>107.7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65088" calcext:value-type="float">
            <text:p>107.7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3272" calcext:value-type="float">
            <text:p>107.7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10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37656" calcext:value-type="float">
            <text:p>107.7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37656" calcext:value-type="float">
            <text:p>107.7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10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3168" calcext:value-type="float">
            <text:p>107.6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91936" calcext:value-type="float">
            <text:p>107.6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66968" calcext:value-type="float">
            <text:p>107.5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10-0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98032" calcext:value-type="float">
            <text:p>107.6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18784" calcext:value-type="float">
            <text:p>107.6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9264" calcext:value-type="float">
            <text:p>107.6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6216" calcext:value-type="float">
            <text:p>107.6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488" calcext:value-type="float">
            <text:p>107.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8304" calcext:value-type="float">
            <text:p>107.5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06592" calcext:value-type="float">
            <text:p>107.6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57824" calcext:value-type="float">
            <text:p>107.5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08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1832" calcext:value-type="float">
            <text:p>107.6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3064" calcext:value-type="float">
            <text:p>107.5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57824" calcext:value-type="float">
            <text:p>107.5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60872" calcext:value-type="float">
            <text:p>107.5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51728" calcext:value-type="float">
            <text:p>107.5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07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00496" calcext:value-type="float">
            <text:p>107.6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54776" calcext:value-type="float">
            <text:p>107.5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84672" calcext:value-type="float">
            <text:p>107.4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07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8576" calcext:value-type="float">
            <text:p>107.4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06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182" calcext:value-type="float">
            <text:p>107.5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96864" calcext:value-type="float">
            <text:p>107.4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57824" calcext:value-type="float">
            <text:p>107.5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54192" calcext:value-type="float">
            <text:p>107.4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51144" calcext:value-type="float">
            <text:p>107.4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296" calcext:value-type="float">
            <text:p>107.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9432" calcext:value-type="float">
            <text:p>107.4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08472" calcext:value-type="float">
            <text:p>107.4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0664" calcext:value-type="float">
            <text:p>107.4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05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248" calcext:value-type="float">
            <text:p>107.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1416" calcext:value-type="float">
            <text:p>107.3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05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54192" calcext:value-type="float">
            <text:p>107.4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9704" calcext:value-type="float">
            <text:p>107.3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17032" calcext:value-type="float">
            <text:p>107.3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08472" calcext:value-type="float">
            <text:p>107.4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04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01792" calcext:value-type="float">
            <text:p>107.3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04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07888" calcext:value-type="float">
            <text:p>107.3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9704" calcext:value-type="float">
            <text:p>107.3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8264" calcext:value-type="float">
            <text:p>107.2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03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71312" calcext:value-type="float">
            <text:p>107.2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48096" calcext:value-type="float">
            <text:p>107.4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6072" calcext:value-type="float">
            <text:p>107.2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10936" calcext:value-type="float">
            <text:p>107.3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13984" calcext:value-type="float">
            <text:p>107.3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532" calcext:value-type="float">
            <text:p>107.3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3504" calcext:value-type="float">
            <text:p>107.2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1688" calcext:value-type="float">
            <text:p>107.2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95696" calcext:value-type="float">
            <text:p>107.2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4464" calcext:value-type="float">
            <text:p>107.3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1104" calcext:value-type="float">
            <text:p>107.1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8536" calcext:value-type="float">
            <text:p>107.1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2544" calcext:value-type="float">
            <text:p>107.2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3296" calcext:value-type="float">
            <text:p>107.1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3024" calcext:value-type="float">
            <text:p>107.2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5592" calcext:value-type="float">
            <text:p>107.2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864" calcext:value-type="float">
            <text:p>107.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5968" calcext:value-type="float">
            <text:p>107.1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768" calcext:value-type="float">
            <text:p>107.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70144" calcext:value-type="float">
            <text:p>107.0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0456" calcext:value-type="float">
            <text:p>107.2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99328" calcext:value-type="float">
            <text:p>107.3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7512" calcext:value-type="float">
            <text:p>107.3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95696" calcext:value-type="float">
            <text:p>107.2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2272" calcext:value-type="float">
            <text:p>107.3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92648" calcext:value-type="float">
            <text:p>107.2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5216" calcext:value-type="float">
            <text:p>107.2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0456" calcext:value-type="float">
            <text:p>107.2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2544" calcext:value-type="float">
            <text:p>107.2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532" calcext:value-type="float">
            <text:p>107.3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5216" calcext:value-type="float">
            <text:p>107.2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0456" calcext:value-type="float">
            <text:p>107.2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6552" calcext:value-type="float">
            <text:p>107.2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6072" calcext:value-type="float">
            <text:p>107.2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2168" calcext:value-type="float">
            <text:p>107.2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6552" calcext:value-type="float">
            <text:p>107.2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388" calcext:value-type="float">
            <text:p>107.2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5968" calcext:value-type="float">
            <text:p>107.1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5592" calcext:value-type="float">
            <text:p>107.2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292" calcext:value-type="float">
            <text:p>107.1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34" calcext:value-type="float">
            <text:p>107.2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6928" calcext:value-type="float">
            <text:p>107.2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9872" calcext:value-type="float">
            <text:p>107.1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7304" calcext:value-type="float">
            <text:p>107.2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5488" calcext:value-type="float">
            <text:p>107.1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6344" calcext:value-type="float">
            <text:p>107.1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816" calcext:value-type="float">
            <text:p>107.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244" calcext:value-type="float">
            <text:p>107.1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1104" calcext:value-type="float">
            <text:p>107.1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97576" calcext:value-type="float">
            <text:p>107.0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0672" calcext:value-type="float">
            <text:p>107.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94528" calcext:value-type="float">
            <text:p>107.0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12816" calcext:value-type="float">
            <text:p>107.1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12816" calcext:value-type="float">
            <text:p>107.1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82336" calcext:value-type="float">
            <text:p>107.0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42712" calcext:value-type="float">
            <text:p>107.0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27472" calcext:value-type="float">
            <text:p>107.0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42712" calcext:value-type="float">
            <text:p>107.0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67096" calcext:value-type="float">
            <text:p>107.0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90896" calcext:value-type="float">
            <text:p>106.9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42712" calcext:value-type="float">
            <text:p>107.0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93944" calcext:value-type="float">
            <text:p>106.9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90896" calcext:value-type="float">
            <text:p>106.9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48" calcext:value-type="float">
            <text:p>106.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24424" calcext:value-type="float">
            <text:p>107.0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17744" calcext:value-type="float">
            <text:p>106.9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48" calcext:value-type="float">
            <text:p>106.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9936" calcext:value-type="float">
            <text:p>106.9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93944" calcext:value-type="float">
            <text:p>106.9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0312" calcext:value-type="float">
            <text:p>106.8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956" calcext:value-type="float">
            <text:p>106.9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7264" calcext:value-type="float">
            <text:p>106.8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5552" calcext:value-type="float">
            <text:p>106.9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8704" calcext:value-type="float">
            <text:p>106.9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7264" calcext:value-type="float">
            <text:p>106.8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8224" calcext:value-type="float">
            <text:p>106.9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2984" calcext:value-type="float">
            <text:p>106.9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9352" calcext:value-type="float">
            <text:p>106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62296" calcext:value-type="float">
            <text:p>106.7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6784" calcext:value-type="float">
            <text:p>106.8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4592" calcext:value-type="float">
            <text:p>106.8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2504" calcext:value-type="float">
            <text:p>106.9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17744" calcext:value-type="float">
            <text:p>106.9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9352" calcext:value-type="float">
            <text:p>106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92776" calcext:value-type="float">
            <text:p>106.7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5928" calcext:value-type="float">
            <text:p>106.8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95824" calcext:value-type="float">
            <text:p>106.7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288" calcext:value-type="float">
            <text:p>106.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0688" calcext:value-type="float">
            <text:p>106.8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04384" calcext:value-type="float">
            <text:p>106.7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89728" calcext:value-type="float">
            <text:p>106.7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4952" calcext:value-type="float">
            <text:p>106.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89728" calcext:value-type="float">
            <text:p>106.7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50104" calcext:value-type="float">
            <text:p>106.7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70856" calcext:value-type="float">
            <text:p>106.6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62296" calcext:value-type="float">
            <text:p>106.7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13528" calcext:value-type="float">
            <text:p>106.7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52568" calcext:value-type="float">
            <text:p>106.6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51984" calcext:value-type="float">
            <text:p>106.5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50104" calcext:value-type="float">
            <text:p>106.7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37912" calcext:value-type="float">
            <text:p>106.7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01336" calcext:value-type="float">
            <text:p>106.7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04384" calcext:value-type="float">
            <text:p>106.7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3048" calcext:value-type="float">
            <text:p>106.6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25136" calcext:value-type="float">
            <text:p>106.6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22088" calcext:value-type="float">
            <text:p>106.6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67224" calcext:value-type="float">
            <text:p>106.5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37328" calcext:value-type="float">
            <text:p>106.6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09896" calcext:value-type="float">
            <text:p>106.6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52568" calcext:value-type="float">
            <text:p>106.6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4284" calcext:value-type="float">
            <text:p>106.5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8856" calcext:value-type="float">
            <text:p>106.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70272" calcext:value-type="float">
            <text:p>106.5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48936" calcext:value-type="float">
            <text:p>106.5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21504" calcext:value-type="float">
            <text:p>106.5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21504" calcext:value-type="float">
            <text:p>106.5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36744" calcext:value-type="float">
            <text:p>106.5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36744" calcext:value-type="float">
            <text:p>106.5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36744" calcext:value-type="float">
            <text:p>106.5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94072" calcext:value-type="float">
            <text:p>106.4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9712" calcext:value-type="float">
            <text:p>106.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21504" calcext:value-type="float">
            <text:p>106.5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84928" calcext:value-type="float">
            <text:p>106.4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18456" calcext:value-type="float">
            <text:p>106.5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33112" calcext:value-type="float">
            <text:p>106.4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84928" calcext:value-type="float">
            <text:p>106.4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72736" calcext:value-type="float">
            <text:p>106.4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63008" calcext:value-type="float">
            <text:p>106.3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23968" calcext:value-type="float">
            <text:p>106.4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63008" calcext:value-type="float">
            <text:p>106.3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17872" calcext:value-type="float">
            <text:p>106.4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0568" calcext:value-type="float">
            <text:p>106.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4472" calcext:value-type="float">
            <text:p>106.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60544" calcext:value-type="float">
            <text:p>106.4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2948" calcext:value-type="float">
            <text:p>106.3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23384" calcext:value-type="float">
            <text:p>106.3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99584" calcext:value-type="float">
            <text:p>106.3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05096" calcext:value-type="float">
            <text:p>106.3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4472" calcext:value-type="float">
            <text:p>106.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26432" calcext:value-type="float">
            <text:p>106.3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05096" calcext:value-type="float">
            <text:p>106.3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08144" calcext:value-type="float">
            <text:p>106.3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3804" calcext:value-type="float">
            <text:p>106.2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23384" calcext:value-type="float">
            <text:p>106.3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59376" calcext:value-type="float">
            <text:p>106.2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16704" calcext:value-type="float">
            <text:p>106.2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10608" calcext:value-type="float">
            <text:p>106.2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16704" calcext:value-type="float">
            <text:p>106.2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28312" calcext:value-type="float">
            <text:p>106.1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50232" calcext:value-type="float">
            <text:p>106.2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06976" calcext:value-type="float">
            <text:p>106.1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19752" calcext:value-type="float">
            <text:p>106.2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10608" calcext:value-type="float">
            <text:p>106.2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98416" calcext:value-type="float">
            <text:p>106.1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3136" calcext:value-type="float">
            <text:p>106.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31944" calcext:value-type="float">
            <text:p>106.2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64888" calcext:value-type="float">
            <text:p>106.1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59376" calcext:value-type="float">
            <text:p>106.2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97832" calcext:value-type="float">
            <text:p>106.0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88688" calcext:value-type="float">
            <text:p>106.0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64888" calcext:value-type="float">
            <text:p>106.1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58792" calcext:value-type="float">
            <text:p>106.1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91152" calcext:value-type="float">
            <text:p>105.9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55744" calcext:value-type="float">
            <text:p>106.1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40504" calcext:value-type="float">
            <text:p>106.1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52112" calcext:value-type="float">
            <text:p>106.0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94784" calcext:value-type="float">
            <text:p>106.0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13072" calcext:value-type="float">
            <text:p>106.1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34408" calcext:value-type="float">
            <text:p>106.1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27728" calcext:value-type="float">
            <text:p>106.0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18584" calcext:value-type="float">
            <text:p>106.0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76496" calcext:value-type="float">
            <text:p>106.0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2468" calcext:value-type="float">
            <text:p>106.0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00296" calcext:value-type="float">
            <text:p>106.0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91736" calcext:value-type="float">
            <text:p>106.0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46016" calcext:value-type="float">
            <text:p>106.0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06392" calcext:value-type="float">
            <text:p>106.0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91152" calcext:value-type="float">
            <text:p>105.9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00296" calcext:value-type="float">
            <text:p>106.0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00296" calcext:value-type="float">
            <text:p>106.0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88104" calcext:value-type="float">
            <text:p>105.9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42384" calcext:value-type="float">
            <text:p>105.9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45432" calcext:value-type="float">
            <text:p>105.9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30192" calcext:value-type="float">
            <text:p>105.9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69816" calcext:value-type="float">
            <text:p>105.9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45432" calcext:value-type="float">
            <text:p>105.9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42384" calcext:value-type="float">
            <text:p>105.9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11904" calcext:value-type="float">
            <text:p>105.9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18" calcext:value-type="float">
            <text:p>105.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3324" calcext:value-type="float">
            <text:p>105.9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99712" calcext:value-type="float">
            <text:p>105.8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53992" calcext:value-type="float">
            <text:p>105.8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81424" calcext:value-type="float">
            <text:p>105.8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63136" calcext:value-type="float">
            <text:p>105.8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60088" calcext:value-type="float">
            <text:p>105.8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78376" calcext:value-type="float">
            <text:p>105.8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32656" calcext:value-type="float">
            <text:p>105.8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63136" calcext:value-type="float">
            <text:p>105.8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9608" calcext:value-type="float">
            <text:p>105.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99128" calcext:value-type="float">
            <text:p>105.7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20464" calcext:value-type="float">
            <text:p>105.8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23512" calcext:value-type="float">
            <text:p>105.8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68648" calcext:value-type="float">
            <text:p>105.7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7416" calcext:value-type="float">
            <text:p>105.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14368" calcext:value-type="float">
            <text:p>105.8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95496" calcext:value-type="float">
            <text:p>105.6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32072" calcext:value-type="float">
            <text:p>105.7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47312" calcext:value-type="float">
            <text:p>105.7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68648" calcext:value-type="float">
            <text:p>105.7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52824" calcext:value-type="float">
            <text:p>105.6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14368" calcext:value-type="float">
            <text:p>105.8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86936" calcext:value-type="float">
            <text:p>105.7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07104" calcext:value-type="float">
            <text:p>105.6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80256" calcext:value-type="float">
            <text:p>105.6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32072" calcext:value-type="float">
            <text:p>105.7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0464" calcext:value-type="float">
            <text:p>105.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44264" calcext:value-type="float">
            <text:p>105.7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13784" calcext:value-type="float">
            <text:p>105.7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32072" calcext:value-type="float">
            <text:p>105.7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88816" calcext:value-type="float">
            <text:p>105.5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34536" calcext:value-type="float">
            <text:p>105.6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79672" calcext:value-type="float">
            <text:p>105.5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79672" calcext:value-type="float">
            <text:p>105.5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49776" calcext:value-type="float">
            <text:p>105.6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86352" calcext:value-type="float">
            <text:p>105.6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18712" calcext:value-type="float">
            <text:p>105.5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85768" calcext:value-type="float">
            <text:p>105.5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94328" calcext:value-type="float">
            <text:p>105.4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94912" calcext:value-type="float">
            <text:p>105.5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25392" calcext:value-type="float">
            <text:p>105.6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4368" calcext:value-type="float">
            <text:p>105.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2844" calcext:value-type="float">
            <text:p>105.6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22344" calcext:value-type="float">
            <text:p>105.6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61968" calcext:value-type="float">
            <text:p>105.6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03472" calcext:value-type="float">
            <text:p>105.5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37" calcext:value-type="float">
            <text:p>105.5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4556" calcext:value-type="float">
            <text:p>105.4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73576" calcext:value-type="float">
            <text:p>105.5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01008" calcext:value-type="float">
            <text:p>105.6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03472" calcext:value-type="float">
            <text:p>105.5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9128" calcext:value-type="float">
            <text:p>105.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24808" calcext:value-type="float">
            <text:p>105.5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58336" calcext:value-type="float">
            <text:p>105.5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51656" calcext:value-type="float">
            <text:p>105.4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09568" calcext:value-type="float">
            <text:p>105.5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97376" calcext:value-type="float">
            <text:p>105.4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9984" calcext:value-type="float">
            <text:p>105.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27272" calcext:value-type="float">
            <text:p>105.4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7604" calcext:value-type="float">
            <text:p>105.4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21176" calcext:value-type="float">
            <text:p>105.4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7604" calcext:value-type="float">
            <text:p>105.4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66896" calcext:value-type="float">
            <text:p>105.4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08984" calcext:value-type="float">
            <text:p>105.4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24224" calcext:value-type="float">
            <text:p>105.4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15664" calcext:value-type="float">
            <text:p>105.5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69944" calcext:value-type="float">
            <text:p>105.4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90696" calcext:value-type="float">
            <text:p>105.3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42512" calcext:value-type="float">
            <text:p>105.4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63264" calcext:value-type="float">
            <text:p>105.3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33368" calcext:value-type="float">
            <text:p>105.4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63264" calcext:value-type="float">
            <text:p>105.3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96792" calcext:value-type="float">
            <text:p>105.3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78504" calcext:value-type="float">
            <text:p>105.3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44976" calcext:value-type="float">
            <text:p>105.3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99256" calcext:value-type="float">
            <text:p>105.2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35832" calcext:value-type="float">
            <text:p>105.3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99256" calcext:value-type="float">
            <text:p>105.2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11448" calcext:value-type="float">
            <text:p>105.3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41344" calcext:value-type="float">
            <text:p>105.2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26104" calcext:value-type="float">
            <text:p>105.2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98672" calcext:value-type="float">
            <text:p>105.1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22472" calcext:value-type="float">
            <text:p>105.1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68192" calcext:value-type="float">
            <text:p>105.1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19424" calcext:value-type="float">
            <text:p>105.1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75584" calcext:value-type="float">
            <text:p>104.8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56" calcext:value-type="float">
            <text:p>105.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31032" calcext:value-type="float">
            <text:p>105.0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85896" calcext:value-type="float">
            <text:p>105.0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07232" calcext:value-type="float">
            <text:p>105.1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46272" calcext:value-type="float">
            <text:p>105.0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4932" calcext:value-type="float">
            <text:p>105.0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06648" calcext:value-type="float">
            <text:p>105.0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21888" calcext:value-type="float">
            <text:p>105.0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18256" calcext:value-type="float">
            <text:p>104.9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73704" calcext:value-type="float">
            <text:p>105.0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43224" calcext:value-type="float">
            <text:p>105.0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8836" calcext:value-type="float">
            <text:p>104.9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46272" calcext:value-type="float">
            <text:p>105.0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21304" calcext:value-type="float">
            <text:p>104.9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97504" calcext:value-type="float">
            <text:p>104.9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37712" calcext:value-type="float">
            <text:p>105.1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58464" calcext:value-type="float">
            <text:p>105.0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6456" calcext:value-type="float">
            <text:p>105.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6456" calcext:value-type="float">
            <text:p>105.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21304" calcext:value-type="float">
            <text:p>104.9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72536" calcext:value-type="float">
            <text:p>104.8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85312" calcext:value-type="float">
            <text:p>104.9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67608" calcext:value-type="float">
            <text:p>105.0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27984" calcext:value-type="float">
            <text:p>105.0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67024" calcext:value-type="float">
            <text:p>104.9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90824" calcext:value-type="float">
            <text:p>104.8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5788" calcext:value-type="float">
            <text:p>104.9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70072" calcext:value-type="float">
            <text:p>104.9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6644" calcext:value-type="float">
            <text:p>104.8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00552" calcext:value-type="float">
            <text:p>105.0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69488" calcext:value-type="float">
            <text:p>104.8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1884" calcext:value-type="float">
            <text:p>105.0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11576" calcext:value-type="float">
            <text:p>104.8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06064" calcext:value-type="float">
            <text:p>104.9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18256" calcext:value-type="float">
            <text:p>104.9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54248" calcext:value-type="float">
            <text:p>104.8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26816" calcext:value-type="float">
            <text:p>104.8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06648" calcext:value-type="float">
            <text:p>105.0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17672" calcext:value-type="float">
            <text:p>104.8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75584" calcext:value-type="float">
            <text:p>104.8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8168" calcext:value-type="float">
            <text:p>104.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03016" calcext:value-type="float">
            <text:p>104.9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60344" calcext:value-type="float">
            <text:p>104.8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69488" calcext:value-type="float">
            <text:p>104.8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75584" calcext:value-type="float">
            <text:p>104.8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21304" calcext:value-type="float">
            <text:p>104.9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11576" calcext:value-type="float">
            <text:p>104.8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60344" calcext:value-type="float">
            <text:p>104.8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45104" calcext:value-type="float">
            <text:p>104.8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75584" calcext:value-type="float">
            <text:p>104.8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8168" calcext:value-type="float">
            <text:p>104.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08528" calcext:value-type="float">
            <text:p>104.8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32912" calcext:value-type="float">
            <text:p>104.8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02432" calcext:value-type="float">
            <text:p>104.8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54248" calcext:value-type="float">
            <text:p>104.8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4452" calcext:value-type="float">
            <text:p>104.7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95752" calcext:value-type="float">
            <text:p>104.6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75" calcext:value-type="float">
            <text:p>104.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53664" calcext:value-type="float">
            <text:p>104.7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512" calcext:value-type="float">
            <text:p>104.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988" calcext:value-type="float">
            <text:p>104.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01848" calcext:value-type="float">
            <text:p>104.7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74416" calcext:value-type="float">
            <text:p>104.6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23768" calcext:value-type="float">
            <text:p>104.8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5308" calcext:value-type="float">
            <text:p>104.6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81096" calcext:value-type="float">
            <text:p>104.7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5064" calcext:value-type="float">
            <text:p>104.5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2016" calcext:value-type="float">
            <text:p>104.5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0304" calcext:value-type="float">
            <text:p>104.5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5496" calcext:value-type="float">
            <text:p>104.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11704" calcext:value-type="float">
            <text:p>104.3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112" calcext:value-type="float">
            <text:p>104.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0256" calcext:value-type="float">
            <text:p>104.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08656" calcext:value-type="float">
            <text:p>104.3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59888" calcext:value-type="float">
            <text:p>104.2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62936" calcext:value-type="float">
            <text:p>104.2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7696" calcext:value-type="float">
            <text:p>104.2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08072" calcext:value-type="float">
            <text:p>104.2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08072" calcext:value-type="float">
            <text:p>104.2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98928" calcext:value-type="float">
            <text:p>104.1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71496" calcext:value-type="float">
            <text:p>104.1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84272" calcext:value-type="float">
            <text:p>104.2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35504" calcext:value-type="float">
            <text:p>104.2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112" calcext:value-type="float">
            <text:p>104.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37384" calcext:value-type="float">
            <text:p>104.0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654" calcext:value-type="float">
            <text:p>104.1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7216" calcext:value-type="float">
            <text:p>104.2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4648" calcext:value-type="float">
            <text:p>104.2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08072" calcext:value-type="float">
            <text:p>104.2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6736" calcext:value-type="float">
            <text:p>104.1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654" calcext:value-type="float">
            <text:p>104.1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68448" calcext:value-type="float">
            <text:p>104.1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71496" calcext:value-type="float">
            <text:p>104.1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32456" calcext:value-type="float">
            <text:p>104.2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52624" calcext:value-type="float">
            <text:p>104.0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44064" calcext:value-type="float">
            <text:p>104.1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25776" calcext:value-type="float">
            <text:p>104.1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25776" calcext:value-type="float">
            <text:p>104.1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29408" calcext:value-type="float">
            <text:p>104.2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7216" calcext:value-type="float">
            <text:p>104.2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16632" calcext:value-type="float">
            <text:p>104.1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98928" calcext:value-type="float">
            <text:p>104.1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01392" calcext:value-type="float">
            <text:p>104.1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13" calcext:value-type="float">
            <text:p>104.0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0444" calcext:value-type="float">
            <text:p>104.1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92832" calcext:value-type="float">
            <text:p>104.1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01976" calcext:value-type="float">
            <text:p>104.2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47112" calcext:value-type="float">
            <text:p>104.1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92" calcext:value-type="float">
            <text:p>104.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62352" calcext:value-type="float">
            <text:p>104.1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47112" calcext:value-type="float">
            <text:p>104.1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7396" calcext:value-type="float">
            <text:p>104.0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25776" calcext:value-type="float">
            <text:p>104.1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47112" calcext:value-type="float">
            <text:p>104.1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95296" calcext:value-type="float">
            <text:p>104.0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824" calcext:value-type="float">
            <text:p>104.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41016" calcext:value-type="float">
            <text:p>104.1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6736" calcext:value-type="float">
            <text:p>104.1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0808" calcext:value-type="float">
            <text:p>104.0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824" calcext:value-type="float">
            <text:p>104.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5192" calcext:value-type="float">
            <text:p>104.0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40432" calcext:value-type="float">
            <text:p>104.0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67864" calcext:value-type="float">
            <text:p>104.0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16048" calcext:value-type="float">
            <text:p>104.0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5872" calcext:value-type="float">
            <text:p>104.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3104" calcext:value-type="float">
            <text:p>104.0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7396" calcext:value-type="float">
            <text:p>104.0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52624" calcext:value-type="float">
            <text:p>104.0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31288" calcext:value-type="float">
            <text:p>104.0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40432" calcext:value-type="float">
            <text:p>104.0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55672" calcext:value-type="float">
            <text:p>104.0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52624" calcext:value-type="float">
            <text:p>104.0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9776" calcext:value-type="float">
            <text:p>103.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824" calcext:value-type="float">
            <text:p>104.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5568" calcext:value-type="float">
            <text:p>103.9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49576" calcext:value-type="float">
            <text:p>104.0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34336" calcext:value-type="float">
            <text:p>104.0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49576" calcext:value-type="float">
            <text:p>104.0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5192" calcext:value-type="float">
            <text:p>104.0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40432" calcext:value-type="float">
            <text:p>104.0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5192" calcext:value-type="float">
            <text:p>104.0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40432" calcext:value-type="float">
            <text:p>104.0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49576" calcext:value-type="float">
            <text:p>104.0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31288" calcext:value-type="float">
            <text:p>104.0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0808" calcext:value-type="float">
            <text:p>104.0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0808" calcext:value-type="float">
            <text:p>104.0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728" calcext:value-type="float">
            <text:p>103.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34336" calcext:value-type="float">
            <text:p>104.0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16048" calcext:value-type="float">
            <text:p>104.0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2144" calcext:value-type="float">
            <text:p>104.0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64816" calcext:value-type="float">
            <text:p>104.0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0808" calcext:value-type="float">
            <text:p>104.0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5192" calcext:value-type="float">
            <text:p>104.0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9776" calcext:value-type="float">
            <text:p>103.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0808" calcext:value-type="float">
            <text:p>104.0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728" calcext:value-type="float">
            <text:p>103.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31288" calcext:value-type="float">
            <text:p>104.0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0328" calcext:value-type="float">
            <text:p>103.9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0224" calcext:value-type="float">
            <text:p>103.9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156" calcext:value-type="float">
            <text:p>103.9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7176" calcext:value-type="float">
            <text:p>103.8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108" calcext:value-type="float">
            <text:p>103.8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252" calcext:value-type="float">
            <text:p>103.9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4232" calcext:value-type="float">
            <text:p>103.9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0224" calcext:value-type="float">
            <text:p>103.9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8136" calcext:value-type="float">
            <text:p>103.9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9368" calcext:value-type="float">
            <text:p>103.9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9264" calcext:value-type="float">
            <text:p>103.8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8136" calcext:value-type="float">
            <text:p>103.9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5464" calcext:value-type="float">
            <text:p>103.9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8136" calcext:value-type="float">
            <text:p>103.9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0328" calcext:value-type="float">
            <text:p>103.9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3272" calcext:value-type="float">
            <text:p>103.9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9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4128" calcext:value-type="float">
            <text:p>103.8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7656" calcext:value-type="float">
            <text:p>103.9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4504" calcext:value-type="float">
            <text:p>103.8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584" calcext:value-type="float">
            <text:p>103.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7928" calcext:value-type="float">
            <text:p>103.8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06" calcext:value-type="float">
            <text:p>103.8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5464" calcext:value-type="float">
            <text:p>103.9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2312" calcext:value-type="float">
            <text:p>103.8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2792" calcext:value-type="float">
            <text:p>103.8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4608" calcext:value-type="float">
            <text:p>103.9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4128" calcext:value-type="float">
            <text:p>103.8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0976" calcext:value-type="float">
            <text:p>103.8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78304" calcext:value-type="float">
            <text:p>103.7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2416" calcext:value-type="float">
            <text:p>103.9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3168" calcext:value-type="float">
            <text:p>103.8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6696" calcext:value-type="float">
            <text:p>103.8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1456" calcext:value-type="float">
            <text:p>103.8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7928" calcext:value-type="float">
            <text:p>103.8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6592" calcext:value-type="float">
            <text:p>103.7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06" calcext:value-type="float">
            <text:p>103.8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3648" calcext:value-type="float">
            <text:p>103.8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6696" calcext:value-type="float">
            <text:p>103.8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536" calcext:value-type="float">
            <text:p>103.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1832" calcext:value-type="float">
            <text:p>103.8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4024" calcext:value-type="float">
            <text:p>103.8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3544" calcext:value-type="float">
            <text:p>103.7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964" calcext:value-type="float">
            <text:p>103.7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8784" calcext:value-type="float">
            <text:p>103.8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44" calcext:value-type="float">
            <text:p>103.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1352" calcext:value-type="float">
            <text:p>103.7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2688" calcext:value-type="float">
            <text:p>103.8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6968" calcext:value-type="float">
            <text:p>103.7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0976" calcext:value-type="float">
            <text:p>103.8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0976" calcext:value-type="float">
            <text:p>103.8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0976" calcext:value-type="float">
            <text:p>103.8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5736" calcext:value-type="float">
            <text:p>103.8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5736" calcext:value-type="float">
            <text:p>103.8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7552" calcext:value-type="float">
            <text:p>103.8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7072" calcext:value-type="float">
            <text:p>103.8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7928" calcext:value-type="float">
            <text:p>103.8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2312" calcext:value-type="float">
            <text:p>103.8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5736" calcext:value-type="float">
            <text:p>103.8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68576" calcext:value-type="float">
            <text:p>103.6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1832" calcext:value-type="float">
            <text:p>103.8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916" calcext:value-type="float">
            <text:p>103.7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4776" calcext:value-type="float">
            <text:p>103.7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1352" calcext:value-type="float">
            <text:p>103.7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1728" calcext:value-type="float">
            <text:p>103.7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8784" calcext:value-type="float">
            <text:p>103.8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44192" calcext:value-type="float">
            <text:p>103.6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1248" calcext:value-type="float">
            <text:p>103.7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1728" calcext:value-type="float">
            <text:p>103.7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6592" calcext:value-type="float">
            <text:p>103.7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296" calcext:value-type="float">
            <text:p>103.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74672" calcext:value-type="float">
            <text:p>103.6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4296" calcext:value-type="float">
            <text:p>103.7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35632" calcext:value-type="float">
            <text:p>103.7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1728" calcext:value-type="float">
            <text:p>103.7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0664" calcext:value-type="float">
            <text:p>103.6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392" calcext:value-type="float">
            <text:p>103.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53336" calcext:value-type="float">
            <text:p>103.6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9056" calcext:value-type="float">
            <text:p>103.6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3816" calcext:value-type="float">
            <text:p>103.6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296" calcext:value-type="float">
            <text:p>103.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4296" calcext:value-type="float">
            <text:p>103.7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3816" calcext:value-type="float">
            <text:p>103.6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4776" calcext:value-type="float">
            <text:p>103.7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0664" calcext:value-type="float">
            <text:p>103.6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7616" calcext:value-type="float">
            <text:p>103.6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0392" calcext:value-type="float">
            <text:p>103.7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1728" calcext:value-type="float">
            <text:p>103.7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0016" calcext:value-type="float">
            <text:p>103.7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9808" calcext:value-type="float">
            <text:p>103.6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6248" calcext:value-type="float">
            <text:p>103.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8096" calcext:value-type="float">
            <text:p>103.6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41144" calcext:value-type="float">
            <text:p>103.6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6008" calcext:value-type="float">
            <text:p>103.6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8952" calcext:value-type="float">
            <text:p>103.6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53336" calcext:value-type="float">
            <text:p>103.6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74672" calcext:value-type="float">
            <text:p>103.6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44192" calcext:value-type="float">
            <text:p>103.6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59432" calcext:value-type="float">
            <text:p>103.6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0768" calcext:value-type="float">
            <text:p>103.6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9328" calcext:value-type="float">
            <text:p>103.5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9056" calcext:value-type="float">
            <text:p>103.6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3712" calcext:value-type="float">
            <text:p>103.6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5904" calcext:value-type="float">
            <text:p>103.6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82" calcext:value-type="float">
            <text:p>103.7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9536" calcext:value-type="float">
            <text:p>103.7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628" calcext:value-type="float">
            <text:p>103.5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3608" calcext:value-type="float">
            <text:p>103.5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44192" calcext:value-type="float">
            <text:p>103.6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64944" calcext:value-type="float">
            <text:p>103.5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8472" calcext:value-type="float">
            <text:p>103.5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3232" calcext:value-type="float">
            <text:p>103.5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3232" calcext:value-type="float">
            <text:p>103.5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152" calcext:value-type="float">
            <text:p>103.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9328" calcext:value-type="float">
            <text:p>103.5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74088" calcext:value-type="float">
            <text:p>103.5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152" calcext:value-type="float">
            <text:p>103.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9704" calcext:value-type="float">
            <text:p>103.5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61896" calcext:value-type="float">
            <text:p>103.5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2376" calcext:value-type="float">
            <text:p>103.5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2752" calcext:value-type="float">
            <text:p>103.5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58" calcext:value-type="float">
            <text:p>103.5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6656" calcext:value-type="float">
            <text:p>103.5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6656" calcext:value-type="float">
            <text:p>103.5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3608" calcext:value-type="float">
            <text:p>103.5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3608" calcext:value-type="float">
            <text:p>103.5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2532" calcext:value-type="float">
            <text:p>103.5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9704" calcext:value-type="float">
            <text:p>103.5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9704" calcext:value-type="float">
            <text:p>103.5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9704" calcext:value-type="float">
            <text:p>103.5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31416" calcext:value-type="float">
            <text:p>103.5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3608" calcext:value-type="float">
            <text:p>103.5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6656" calcext:value-type="float">
            <text:p>103.5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97888" calcext:value-type="float">
            <text:p>103.4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9484" calcext:value-type="float">
            <text:p>103.4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9224" calcext:value-type="float">
            <text:p>103.5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3608" calcext:value-type="float">
            <text:p>103.5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31416" calcext:value-type="float">
            <text:p>103.5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6656" calcext:value-type="float">
            <text:p>103.5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0832" calcext:value-type="float">
            <text:p>103.4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8848" calcext:value-type="float">
            <text:p>103.5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61312" calcext:value-type="float">
            <text:p>103.4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6436" calcext:value-type="float">
            <text:p>103.4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85696" calcext:value-type="float">
            <text:p>103.4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51584" calcext:value-type="float">
            <text:p>103.3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58" calcext:value-type="float">
            <text:p>103.5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5216" calcext:value-type="float">
            <text:p>103.4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9976" calcext:value-type="float">
            <text:p>103.4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388" calcext:value-type="float">
            <text:p>103.4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67408" calcext:value-type="float">
            <text:p>103.4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61312" calcext:value-type="float">
            <text:p>103.4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5424" calcext:value-type="float">
            <text:p>103.5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6344" calcext:value-type="float">
            <text:p>103.3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3296" calcext:value-type="float">
            <text:p>103.3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63776" calcext:value-type="float">
            <text:p>103.3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912" calcext:value-type="float">
            <text:p>103.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8264" calcext:value-type="float">
            <text:p>103.4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6436" calcext:value-type="float">
            <text:p>103.4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6928" calcext:value-type="float">
            <text:p>103.4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61312" calcext:value-type="float">
            <text:p>103.4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96" calcext:value-type="float">
            <text:p>103.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21688" calcext:value-type="float">
            <text:p>103.4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82064" calcext:value-type="float">
            <text:p>103.3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72" calcext:value-type="float">
            <text:p>103.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6344" calcext:value-type="float">
            <text:p>103.3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27784" calcext:value-type="float">
            <text:p>103.4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0832" calcext:value-type="float">
            <text:p>103.4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48536" calcext:value-type="float">
            <text:p>103.3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48536" calcext:value-type="float">
            <text:p>103.3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034" calcext:value-type="float">
            <text:p>103.4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51584" calcext:value-type="float">
            <text:p>103.3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7292" calcext:value-type="float">
            <text:p>103.3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88744" calcext:value-type="float">
            <text:p>103.4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51" calcext:value-type="float">
            <text:p>103.2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87576" calcext:value-type="float">
            <text:p>103.2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8816" calcext:value-type="float">
            <text:p>103.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72" calcext:value-type="float">
            <text:p>103.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5008" calcext:value-type="float">
            <text:p>103.3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196" calcext:value-type="float">
            <text:p>103.3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1104" calcext:value-type="float">
            <text:p>103.3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48536" calcext:value-type="float">
            <text:p>103.3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97304" calcext:value-type="float">
            <text:p>103.3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45488" calcext:value-type="float">
            <text:p>103.3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21688" calcext:value-type="float">
            <text:p>103.4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3672" calcext:value-type="float">
            <text:p>103.2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9768" calcext:value-type="float">
            <text:p>103.2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196" calcext:value-type="float">
            <text:p>103.3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48536" calcext:value-type="float">
            <text:p>103.3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3296" calcext:value-type="float">
            <text:p>103.3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624" calcext:value-type="float">
            <text:p>103.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1104" calcext:value-type="float">
            <text:p>103.3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8912" calcext:value-type="float">
            <text:p>103.3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672" calcext:value-type="float">
            <text:p>103.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1104" calcext:value-type="float">
            <text:p>103.3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84528" calcext:value-type="float">
            <text:p>103.2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51" calcext:value-type="float">
            <text:p>103.2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5912</text:p>
          </table:table-cell>
          <table:table-cell office:value-type="string" calcext:value-type="string">
            <text:p>Berry Sand Draw Quad Recorder</text:p>
          </table:table-cell>
          <table:table-cell office:value-type="string" calcext:value-type="string">
            <text:p>200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2816" calcext:value-type="float">
            <text:p>103.3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0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360" meta:object-count="0"/>
    <meta:user-defined meta:name="AppVersion">3.0</meta:user-defined>
  </office:meta>
</office:document-meta>
</file>